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7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parent-style-name="Graphics">
      <style:graphic-properties draw:fill="none" draw:stroke="non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graphic" style:name="a85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8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4" style:parent-style-name="Graphics">
      <style:graphic-properties draw:fill="none" draw:stroke="non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6" style:parent-style-name="Graphics">
      <style:graphic-properties draw:fill="none" draw:stroke="non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7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parent-style-name="Graphics">
      <style:graphic-properties draw:fill="none" draw:stroke="none"/>
    </style:style>
    <style:style style:family="graphic" style:name="a7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parent-style-name="Graphics">
      <style:graphic-properties draw:fill="none" draw:stroke="non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parent-style-name="Graphics">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4" style:parent-style-name="Graphics">
      <style:graphic-properties draw:fill="none" draw:stroke="non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graphic" style:name="a8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graphic" style:name="a804" style:parent-style-name="Graphics">
      <style:graphic-properties draw:fill="none" draw:stroke="none"/>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parent-style-name="Graphics">
      <style:graphic-properties draw:fill="none" draw:stroke="non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9" style:parent-style-name="Graphics">
      <style:graphic-properties draw:fill="none"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parent-style-name="Graphics">
      <style:graphic-properties draw:fill="none" draw:stroke="non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solid" draw:fill-color="#94c3f9" draw:opacity="100%"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parent-style-name="Graphics">
      <style:graphic-properties draw:fill="none" draw:stroke="none"/>
    </style:style>
    <style:style style:family="graphic" style:name="a787">
      <style:graphic-properties fo:wrap-option="wrap" fo:padding-top="0.05in" fo:padding-bottom="0.05in" fo:padding-left="0.1in" fo:padding-right="0.1in" draw:textarea-vertical-align="top" draw:textarea-horizontal-align="left" draw:fill="solid" draw:fill-color="#0f23da" draw:opacity="100%"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parent-style-name="Graphics">
      <style:graphic-properties draw:fill="none" draw:stroke="non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office:automatic-styles>
  <office:body>
    <office:presentation>
      <draw:page draw:name="Slide17" draw:style-name="a695" draw:master-page-name="Master1-Layout2-obj-Titel-und-Inhalt" presentation:presentation-page-layout-name="Master1-PPL2" draw:id="Slide-272">
        <draw:frame draw:id="id69" draw:style-name="a696"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70" draw:style-name="a700" draw:name="Rechteck 5">
          <svg:title/>
          <svg:desc/>
          <text:p text:style-name="a699" text:class-names="" text:cond-style-name=""><text:span text:style-name="a697" text:class-names=""><text:a xlink:href="http://www.matameko.de/Sich-selbst-Einfühlung-geben" text:style-name="" text:visited-style-name="">www.matameko.de/Glaubenssätze-Tanz</text:a></text:span><text:span text:style-name="a698" text:class-names=""/></text:p>
          <draw:enhanced-geometry xmlns:dr3d="urn:oasis:names:tc:opendocument:xmlns:dr3d:1.0" draw:type="non-primitive" svg:viewBox="0 0 21600 21600" draw:enhanced-path="M 0 0 L 21600 0 21600 21600 0 21600 Z N"/>
        </draw:custom-shape>
        <draw:frame draw:id="id71" draw:style-name="a703" draw:name="Textfeld 6" svg:x="4.77153in" svg:y="0.47278in" svg:width="2.84011in" svg:height="0.63952in">
          <draw:text-box>
            <text:p text:style-name="a702" text:class-names="" text:cond-style-name=""><text:span text:style-name="a701" text:class-names="">Glaubenssätze</text:span></text:p>
          </draw:text-box>
          <svg:title/>
          <svg:desc/>
        </draw:frame>
        <draw:g draw:name="Gruppieren 45" draw:id="id72">
          <svg:title/>
          <svg:desc/>
          <draw:custom-shape svg:x="2.71033in" svg:y="2.65712in" svg:width="0.16618in" svg:height="0.64247in" draw:id="id73" draw:style-name="a706" draw:name="Freeform 15">
            <svg:title/>
            <svg:desc/>
            <text:p text:style-name="a705" text:class-names="" text:cond-style-name=""><text:span text:style-name="a70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2.66103in" svg:y="2.60226in" svg:width="0.43176in" svg:height="0.78798in" draw:id="id74" draw:style-name="a709" draw:name="Freeform 16">
            <svg:title/>
            <svg:desc/>
            <text:p text:style-name="a708" text:class-names="" text:cond-style-name=""><text:span text:style-name="a70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1" draw:style-name="a710" draw:master-page-name="Master1-Layout2-obj-Titel-und-Inhalt" presentation:presentation-page-layout-name="Master1-PPL2" draw:id="Slide-306">
        <draw:frame draw:id="id75" draw:style-name="a711"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76" draw:style-name="a715" draw:name="Rechteck 5">
          <svg:title/>
          <svg:desc/>
          <text:p text:style-name="a714" text:class-names="" text:cond-style-name=""><text:span text:style-name="a712" text:class-names=""><text:a xlink:href="http://www.matameko.de/Sich-selbst-Einfühlung-geben" text:style-name="" text:visited-style-name="">www.matameko.de/Glaubenssätze-Tanz</text:a></text:span><text:span text:style-name="a713" text:class-names=""/></text:p>
          <draw:enhanced-geometry xmlns:dr3d="urn:oasis:names:tc:opendocument:xmlns:dr3d:1.0" draw:type="non-primitive" svg:viewBox="0 0 21600 21600" draw:enhanced-path="M 0 0 L 21600 0 21600 21600 0 21600 Z N"/>
        </draw:custom-shape>
        <draw:frame draw:id="id77" draw:style-name="a718" draw:name="Textfeld 6" svg:x="4.77153in" svg:y="0.47278in" svg:width="2.84011in" svg:height="0.63952in">
          <draw:text-box>
            <text:p text:style-name="a717" text:class-names="" text:cond-style-name=""><text:span text:style-name="a716" text:class-names="">Glaubenssätze</text:span></text:p>
          </draw:text-box>
          <svg:title/>
          <svg:desc/>
        </draw:frame>
        <draw:g draw:name="Gruppieren 45" draw:id="id78">
          <svg:title/>
          <svg:desc/>
          <draw:custom-shape svg:x="3.60617in" svg:y="2.65712in" svg:width="0.16618in" svg:height="0.64247in" draw:id="id79" draw:style-name="a721" draw:name="Freeform 15">
            <svg:title/>
            <svg:desc/>
            <text:p text:style-name="a720" text:class-names="" text:cond-style-name=""><text:span text:style-name="a71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3.55687in" svg:y="2.60226in" svg:width="0.43176in" svg:height="0.78798in" draw:id="id80" draw:style-name="a724" draw:name="Freeform 16">
            <svg:title/>
            <svg:desc/>
            <text:p text:style-name="a723" text:class-names="" text:cond-style-name=""><text:span text:style-name="a722"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2" draw:style-name="a725" draw:master-page-name="Master1-Layout2-obj-Titel-und-Inhalt" presentation:presentation-page-layout-name="Master1-PPL2" draw:id="Slide-307">
        <draw:frame draw:id="id81" draw:style-name="a726"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82" draw:style-name="a730" draw:name="Rechteck 5">
          <svg:title/>
          <svg:desc/>
          <text:p text:style-name="a729" text:class-names="" text:cond-style-name=""><text:span text:style-name="a727" text:class-names=""><text:a xlink:href="http://www.matameko.de/Sich-selbst-Einfühlung-geben" text:style-name="" text:visited-style-name="">www.matameko.de/Glaubenssätze-Tanz</text:a></text:span><text:span text:style-name="a728" text:class-names=""/></text:p>
          <draw:enhanced-geometry xmlns:dr3d="urn:oasis:names:tc:opendocument:xmlns:dr3d:1.0" draw:type="non-primitive" svg:viewBox="0 0 21600 21600" draw:enhanced-path="M 0 0 L 21600 0 21600 21600 0 21600 Z N"/>
        </draw:custom-shape>
        <draw:frame draw:id="id83" draw:style-name="a733" draw:name="Textfeld 6" svg:x="4.77153in" svg:y="0.47278in" svg:width="2.84011in" svg:height="0.63952in">
          <draw:text-box>
            <text:p text:style-name="a732" text:class-names="" text:cond-style-name=""><text:span text:style-name="a731" text:class-names="">Glaubenssätze</text:span></text:p>
          </draw:text-box>
          <svg:title/>
          <svg:desc/>
        </draw:frame>
        <draw:g draw:name="Gruppieren 45" draw:id="id84">
          <svg:title/>
          <svg:desc/>
          <draw:custom-shape svg:x="4.67908in" svg:y="1.35504in" svg:width="0.16618in" svg:height="0.64247in" draw:id="id85" draw:style-name="a736" draw:name="Freeform 15">
            <svg:title/>
            <svg:desc/>
            <text:p text:style-name="a735" text:class-names="" text:cond-style-name=""><text:span text:style-name="a734"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4.62978in" svg:y="1.30018in" svg:width="0.43176in" svg:height="0.78798in" draw:id="id86" draw:style-name="a739" draw:name="Freeform 16">
            <svg:title/>
            <svg:desc/>
            <text:p text:style-name="a738" text:class-names="" text:cond-style-name=""><text:span text:style-name="a737"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3" draw:style-name="a740" draw:master-page-name="Master1-Layout2-obj-Titel-und-Inhalt" presentation:presentation-page-layout-name="Master1-PPL2" draw:id="Slide-308">
        <draw:frame draw:id="id87" draw:style-name="a741"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88" draw:style-name="a745" draw:name="Rechteck 5">
          <svg:title/>
          <svg:desc/>
          <text:p text:style-name="a744" text:class-names="" text:cond-style-name=""><text:span text:style-name="a742" text:class-names=""><text:a xlink:href="http://www.matameko.de/Sich-selbst-Einfühlung-geben" text:style-name="" text:visited-style-name="">www.matameko.de/Glaubenssätze-Tanz</text:a></text:span><text:span text:style-name="a743" text:class-names=""/></text:p>
          <draw:enhanced-geometry xmlns:dr3d="urn:oasis:names:tc:opendocument:xmlns:dr3d:1.0" draw:type="non-primitive" svg:viewBox="0 0 21600 21600" draw:enhanced-path="M 0 0 L 21600 0 21600 21600 0 21600 Z N"/>
        </draw:custom-shape>
        <draw:frame draw:id="id89" draw:style-name="a748" draw:name="Textfeld 6" svg:x="4.77153in" svg:y="0.47278in" svg:width="2.84011in" svg:height="0.63952in">
          <draw:text-box>
            <text:p text:style-name="a747" text:class-names="" text:cond-style-name=""><text:span text:style-name="a746" text:class-names="">Glaubenssätze</text:span></text:p>
          </draw:text-box>
          <svg:title/>
          <svg:desc/>
        </draw:frame>
        <draw:custom-shape svg:x="2.72075in" svg:y="2.65712in" svg:width="0.16618in" svg:height="0.64247in" draw:id="id90" draw:style-name="a751" draw:name="Freeform 15">
          <svg:title/>
          <svg:desc/>
          <text:p text:style-name="a750" text:class-names="" text:cond-style-name=""><text:span text:style-name="a749"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g draw:name="Gruppieren 45" draw:id="id91">
          <svg:title/>
          <svg:desc/>
          <draw:custom-shape svg:x="5.58533in" svg:y="1.35504in" svg:width="0.16618in" svg:height="0.64247in" draw:id="id92" draw:style-name="a754" draw:name="Freeform 15">
            <svg:title/>
            <svg:desc/>
            <text:p text:style-name="a753" text:class-names="" text:cond-style-name=""><text:span text:style-name="a75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5.53603in" svg:y="1.30018in" svg:width="0.43176in" svg:height="0.78798in" draw:id="id93" draw:style-name="a757" draw:name="Freeform 16">
            <svg:title/>
            <svg:desc/>
            <text:p text:style-name="a756" text:class-names="" text:cond-style-name=""><text:span text:style-name="a75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4" draw:style-name="a758" draw:master-page-name="Master1-Layout2-obj-Titel-und-Inhalt" presentation:presentation-page-layout-name="Master1-PPL2" draw:id="Slide-309">
        <draw:frame draw:id="id94" draw:style-name="a759"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95" draw:style-name="a763" draw:name="Rechteck 5">
          <svg:title/>
          <svg:desc/>
          <text:p text:style-name="a762" text:class-names="" text:cond-style-name=""><text:span text:style-name="a760" text:class-names=""><text:a xlink:href="http://www.matameko.de/Sich-selbst-Einfühlung-geben" text:style-name="" text:visited-style-name="">www.matameko.de/Glaubenssätze-Tanz</text:a></text:span><text:span text:style-name="a761" text:class-names=""/></text:p>
          <draw:enhanced-geometry xmlns:dr3d="urn:oasis:names:tc:opendocument:xmlns:dr3d:1.0" draw:type="non-primitive" svg:viewBox="0 0 21600 21600" draw:enhanced-path="M 0 0 L 21600 0 21600 21600 0 21600 Z N"/>
        </draw:custom-shape>
        <draw:frame draw:id="id96" draw:style-name="a766" draw:name="Textfeld 6" svg:x="4.77153in" svg:y="0.47278in" svg:width="2.84011in" svg:height="0.63952in">
          <draw:text-box>
            <text:p text:style-name="a765" text:class-names="" text:cond-style-name=""><text:span text:style-name="a764" text:class-names="">Glaubenssätze</text:span></text:p>
          </draw:text-box>
          <svg:title/>
          <svg:desc/>
        </draw:frame>
        <draw:g draw:name="Gruppieren 45" draw:id="id97">
          <svg:title/>
          <svg:desc/>
          <draw:custom-shape svg:x="6.502in" svg:y="1.35504in" svg:width="0.16618in" svg:height="0.64247in" draw:id="id98" draw:style-name="a769" draw:name="Freeform 15">
            <svg:title/>
            <svg:desc/>
            <text:p text:style-name="a768" text:class-names="" text:cond-style-name=""><text:span text:style-name="a76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6.4527in" svg:y="1.30018in" svg:width="0.43176in" svg:height="0.78798in" draw:id="id99" draw:style-name="a772" draw:name="Freeform 16">
            <svg:title/>
            <svg:desc/>
            <text:p text:style-name="a771" text:class-names="" text:cond-style-name=""><text:span text:style-name="a77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5" draw:style-name="a773" draw:master-page-name="Master1-Layout2-obj-Titel-und-Inhalt" presentation:presentation-page-layout-name="Master1-PPL2" draw:id="Slide-310">
        <draw:frame draw:id="id100" draw:style-name="a774"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01" draw:style-name="a778" draw:name="Rechteck 5">
          <svg:title/>
          <svg:desc/>
          <text:p text:style-name="a777" text:class-names="" text:cond-style-name=""><text:span text:style-name="a775" text:class-names=""><text:a xlink:href="http://www.matameko.de/Sich-selbst-Einfühlung-geben" text:style-name="" text:visited-style-name="">www.matameko.de/Glaubenssätze-Tanz</text:a></text:span><text:span text:style-name="a776" text:class-names=""/></text:p>
          <draw:enhanced-geometry xmlns:dr3d="urn:oasis:names:tc:opendocument:xmlns:dr3d:1.0" draw:type="non-primitive" svg:viewBox="0 0 21600 21600" draw:enhanced-path="M 0 0 L 21600 0 21600 21600 0 21600 Z N"/>
        </draw:custom-shape>
        <draw:frame draw:id="id102" draw:style-name="a781" draw:name="Textfeld 6" svg:x="4.77153in" svg:y="0.47278in" svg:width="2.84011in" svg:height="0.63952in">
          <draw:text-box>
            <text:p text:style-name="a780" text:class-names="" text:cond-style-name=""><text:span text:style-name="a779" text:class-names="">Glaubenssätze</text:span></text:p>
          </draw:text-box>
          <svg:title/>
          <svg:desc/>
        </draw:frame>
        <draw:g draw:name="Gruppieren 45" draw:id="id103">
          <svg:title/>
          <svg:desc/>
          <draw:custom-shape svg:x="7.40825in" svg:y="1.3342in" svg:width="0.16618in" svg:height="0.64247in" draw:id="id104" draw:style-name="a784" draw:name="Freeform 15">
            <svg:title/>
            <svg:desc/>
            <text:p text:style-name="a783" text:class-names="" text:cond-style-name=""><text:span text:style-name="a78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35895in" svg:y="1.27934in" svg:width="0.43176in" svg:height="0.78798in" draw:id="id105" draw:style-name="a787" draw:name="Freeform 16">
            <svg:title/>
            <svg:desc/>
            <text:p text:style-name="a786" text:class-names="" text:cond-style-name=""><text:span text:style-name="a78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6" draw:style-name="a788" draw:master-page-name="Master1-Layout2-obj-Titel-und-Inhalt" presentation:presentation-page-layout-name="Master1-PPL2" draw:id="Slide-311">
        <draw:frame draw:id="id106" draw:style-name="a789"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07" draw:style-name="a793" draw:name="Rechteck 5">
          <svg:title/>
          <svg:desc/>
          <text:p text:style-name="a792" text:class-names="" text:cond-style-name=""><text:span text:style-name="a790" text:class-names=""><text:a xlink:href="http://www.matameko.de/Sich-selbst-Einfühlung-geben" text:style-name="" text:visited-style-name="">www.matameko.de/Glaubenssätze-Tanz</text:a></text:span><text:span text:style-name="a791" text:class-names=""/></text:p>
          <draw:enhanced-geometry xmlns:dr3d="urn:oasis:names:tc:opendocument:xmlns:dr3d:1.0" draw:type="non-primitive" svg:viewBox="0 0 21600 21600" draw:enhanced-path="M 0 0 L 21600 0 21600 21600 0 21600 Z N"/>
        </draw:custom-shape>
        <draw:frame draw:id="id108" draw:style-name="a796" draw:name="Textfeld 6" svg:x="4.77153in" svg:y="0.47278in" svg:width="2.84011in" svg:height="0.63952in">
          <draw:text-box>
            <text:p text:style-name="a795" text:class-names="" text:cond-style-name=""><text:span text:style-name="a794" text:class-names="">Glaubenssätze</text:span></text:p>
          </draw:text-box>
          <svg:title/>
          <svg:desc/>
        </draw:frame>
        <draw:g draw:name="Gruppieren 45" draw:id="id109">
          <svg:title/>
          <svg:desc/>
          <draw:custom-shape svg:x="8.3145in" svg:y="0.77317in" svg:width="0.16618in" svg:height="0.64247in" draw:id="id110" draw:style-name="a799" draw:name="Freeform 15">
            <svg:title/>
            <svg:desc/>
            <text:p text:style-name="a798" text:class-names="" text:cond-style-name=""><text:span text:style-name="a79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8.2652in" svg:y="0.71831in" svg:width="0.43176in" svg:height="0.78798in" draw:id="id111" draw:style-name="a802" draw:name="Freeform 16">
            <svg:title/>
            <svg:desc/>
            <text:p text:style-name="a801" text:class-names="" text:cond-style-name=""><text:span text:style-name="a80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7" draw:style-name="a803" draw:master-page-name="Master1-Layout2-obj-Titel-und-Inhalt" presentation:presentation-page-layout-name="Master1-PPL2" draw:id="Slide-312">
        <draw:frame draw:id="id112" draw:style-name="a804"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13" draw:style-name="a808" draw:name="Rechteck 5">
          <svg:title/>
          <svg:desc/>
          <text:p text:style-name="a807" text:class-names="" text:cond-style-name=""><text:span text:style-name="a805" text:class-names=""><text:a xlink:href="http://www.matameko.de/Sich-selbst-Einfühlung-geben" text:style-name="" text:visited-style-name="">www.matameko.de/Glaubenssätze-Tanz</text:a></text:span><text:span text:style-name="a806" text:class-names=""/></text:p>
          <draw:enhanced-geometry xmlns:dr3d="urn:oasis:names:tc:opendocument:xmlns:dr3d:1.0" draw:type="non-primitive" svg:viewBox="0 0 21600 21600" draw:enhanced-path="M 0 0 L 21600 0 21600 21600 0 21600 Z N"/>
        </draw:custom-shape>
        <draw:frame draw:id="id114" draw:style-name="a811" draw:name="Textfeld 6" svg:x="4.77153in" svg:y="0.47278in" svg:width="2.84011in" svg:height="0.63952in">
          <draw:text-box>
            <text:p text:style-name="a810" text:class-names="" text:cond-style-name=""><text:span text:style-name="a809" text:class-names="">Glaubenssätze</text:span></text:p>
          </draw:text-box>
          <svg:title/>
          <svg:desc/>
        </draw:frame>
        <draw:g draw:name="Gruppieren 45" draw:id="id115">
          <svg:title/>
          <svg:desc/>
          <draw:custom-shape svg:x="8.3145in" svg:y="2.0217in" svg:width="0.16618in" svg:height="0.64247in" draw:id="id116" draw:style-name="a814" draw:name="Freeform 15">
            <svg:title/>
            <svg:desc/>
            <text:p text:style-name="a813" text:class-names="" text:cond-style-name=""><text:span text:style-name="a81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8.2652in" svg:y="1.96684in" svg:width="0.43176in" svg:height="0.78798in" draw:id="id117" draw:style-name="a817" draw:name="Freeform 16">
            <svg:title/>
            <svg:desc/>
            <text:p text:style-name="a816" text:class-names="" text:cond-style-name=""><text:span text:style-name="a81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8" draw:style-name="a818" draw:master-page-name="Master1-Layout2-obj-Titel-und-Inhalt" presentation:presentation-page-layout-name="Master1-PPL2" draw:id="Slide-313">
        <draw:frame draw:id="id118" draw:style-name="a819"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19" draw:style-name="a823" draw:name="Rechteck 5">
          <svg:title/>
          <svg:desc/>
          <text:p text:style-name="a822" text:class-names="" text:cond-style-name=""><text:span text:style-name="a820" text:class-names=""><text:a xlink:href="http://www.matameko.de/Sich-selbst-Einfühlung-geben" text:style-name="" text:visited-style-name="">www.matameko.de/Glaubenssätze-Tanz</text:a></text:span><text:span text:style-name="a821" text:class-names=""/></text:p>
          <draw:enhanced-geometry xmlns:dr3d="urn:oasis:names:tc:opendocument:xmlns:dr3d:1.0" draw:type="non-primitive" svg:viewBox="0 0 21600 21600" draw:enhanced-path="M 0 0 L 21600 0 21600 21600 0 21600 Z N"/>
        </draw:custom-shape>
        <draw:frame draw:id="id120" draw:style-name="a826" draw:name="Textfeld 6" svg:x="4.77153in" svg:y="0.47278in" svg:width="2.84011in" svg:height="0.63952in">
          <draw:text-box>
            <text:p text:style-name="a825" text:class-names="" text:cond-style-name=""><text:span text:style-name="a824" text:class-names="">Glaubenssätze</text:span></text:p>
          </draw:text-box>
          <svg:title/>
          <svg:desc/>
        </draw:frame>
        <draw:g draw:name="Gruppieren 45" draw:id="id121">
          <svg:title/>
          <svg:desc/>
          <draw:custom-shape svg:x="6.50009in" svg:y="3.80486in" svg:width="0.16618in" svg:height="0.64247in" draw:id="id122" draw:style-name="a829" draw:name="Freeform 15">
            <svg:title/>
            <svg:desc/>
            <text:p text:style-name="a828" text:class-names="" text:cond-style-name=""><text:span text:style-name="a82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6.45079in" svg:y="3.75in" svg:width="0.43176in" svg:height="0.78798in" draw:id="id123" draw:style-name="a832" draw:name="Freeform 16">
            <svg:title/>
            <svg:desc/>
            <text:p text:style-name="a831" text:class-names="" text:cond-style-name=""><text:span text:style-name="a83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59" draw:style-name="a833" draw:master-page-name="Master1-Layout2-obj-Titel-und-Inhalt" presentation:presentation-page-layout-name="Master1-PPL2" draw:id="Slide-314">
        <draw:frame draw:id="id124" draw:style-name="a834"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25" draw:style-name="a838" draw:name="Rechteck 5">
          <svg:title/>
          <svg:desc/>
          <text:p text:style-name="a837" text:class-names="" text:cond-style-name=""><text:span text:style-name="a835" text:class-names=""><text:a xlink:href="http://www.matameko.de/Sich-selbst-Einfühlung-geben" text:style-name="" text:visited-style-name="">www.matameko.de/Glaubenssätze-Tanz</text:a></text:span><text:span text:style-name="a836" text:class-names=""/></text:p>
          <draw:enhanced-geometry xmlns:dr3d="urn:oasis:names:tc:opendocument:xmlns:dr3d:1.0" draw:type="non-primitive" svg:viewBox="0 0 21600 21600" draw:enhanced-path="M 0 0 L 21600 0 21600 21600 0 21600 Z N"/>
        </draw:custom-shape>
        <draw:frame draw:id="id126" draw:style-name="a841" draw:name="Textfeld 6" svg:x="4.77153in" svg:y="0.47278in" svg:width="2.84011in" svg:height="0.63952in">
          <draw:text-box>
            <text:p text:style-name="a840" text:class-names="" text:cond-style-name=""><text:span text:style-name="a839" text:class-names="">Glaubenssätze</text:span></text:p>
          </draw:text-box>
          <svg:title/>
          <svg:desc/>
        </draw:frame>
        <draw:g draw:name="Gruppieren 45" draw:id="id127">
          <svg:title/>
          <svg:desc/>
          <draw:custom-shape svg:x="7.44506in" svg:y="3.41087in" svg:width="0.16618in" svg:height="0.64247in" draw:id="id128" draw:style-name="a844" draw:name="Freeform 15">
            <svg:title/>
            <svg:desc/>
            <text:p text:style-name="a843" text:class-names="" text:cond-style-name=""><text:span text:style-name="a84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39576in" svg:y="3.35601in" svg:width="0.43176in" svg:height="0.78798in" draw:id="id129" draw:style-name="a847" draw:name="Freeform 16">
            <svg:title/>
            <svg:desc/>
            <text:p text:style-name="a846" text:class-names="" text:cond-style-name=""><text:span text:style-name="a84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0" draw:style-name="a848" draw:master-page-name="Master1-Layout2-obj-Titel-und-Inhalt" presentation:presentation-page-layout-name="Master1-PPL2" draw:id="Slide-315">
        <draw:frame draw:id="id130" draw:style-name="a849"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31" draw:style-name="a853" draw:name="Rechteck 5">
          <svg:title/>
          <svg:desc/>
          <text:p text:style-name="a852" text:class-names="" text:cond-style-name=""><text:span text:style-name="a850" text:class-names=""><text:a xlink:href="http://www.matameko.de/Sich-selbst-Einfühlung-geben" text:style-name="" text:visited-style-name="">www.matameko.de/Glaubenssätze-Tanz</text:a></text:span><text:span text:style-name="a851" text:class-names=""/></text:p>
          <draw:enhanced-geometry xmlns:dr3d="urn:oasis:names:tc:opendocument:xmlns:dr3d:1.0" draw:type="non-primitive" svg:viewBox="0 0 21600 21600" draw:enhanced-path="M 0 0 L 21600 0 21600 21600 0 21600 Z N"/>
        </draw:custom-shape>
        <draw:frame draw:id="id132" draw:style-name="a856" draw:name="Textfeld 6" svg:x="4.77153in" svg:y="0.47278in" svg:width="2.84011in" svg:height="0.63952in">
          <draw:text-box>
            <text:p text:style-name="a855" text:class-names="" text:cond-style-name=""><text:span text:style-name="a854" text:class-names="">Glaubenssätze</text:span></text:p>
          </draw:text-box>
          <svg:title/>
          <svg:desc/>
        </draw:frame>
        <draw:g draw:name="Gruppieren 45" draw:id="id133">
          <svg:title/>
          <svg:desc/>
          <draw:custom-shape svg:x="7.22918in" svg:y="4.53212in" svg:width="0.16618in" svg:height="0.64247in" draw:id="id134" draw:style-name="a859" draw:name="Freeform 15">
            <svg:title/>
            <svg:desc/>
            <text:p text:style-name="a858" text:class-names="" text:cond-style-name=""><text:span text:style-name="a85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7.17988in" svg:y="4.47726in" svg:width="0.43176in" svg:height="0.78798in" draw:id="id135" draw:style-name="a862" draw:name="Freeform 16">
            <svg:title/>
            <svg:desc/>
            <text:p text:style-name="a861" text:class-names="" text:cond-style-name=""><text:span text:style-name="a86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1" draw:style-name="a863" draw:master-page-name="Master1-Layout2-obj-Titel-und-Inhalt" presentation:presentation-page-layout-name="Master1-PPL2" draw:id="Slide-316">
        <draw:frame draw:id="id136" draw:style-name="a864"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37" draw:style-name="a868" draw:name="Rechteck 5">
          <svg:title/>
          <svg:desc/>
          <text:p text:style-name="a867" text:class-names="" text:cond-style-name=""><text:span text:style-name="a865" text:class-names=""><text:a xlink:href="http://www.matameko.de/Sich-selbst-Einfühlung-geben" text:style-name="" text:visited-style-name="">www.matameko.de/Glaubenssätze-Tanz</text:a></text:span><text:span text:style-name="a866" text:class-names=""/></text:p>
          <draw:enhanced-geometry xmlns:dr3d="urn:oasis:names:tc:opendocument:xmlns:dr3d:1.0" draw:type="non-primitive" svg:viewBox="0 0 21600 21600" draw:enhanced-path="M 0 0 L 21600 0 21600 21600 0 21600 Z N"/>
        </draw:custom-shape>
        <draw:frame draw:id="id138" draw:style-name="a871" draw:name="Textfeld 6" svg:x="4.77153in" svg:y="0.47278in" svg:width="2.84011in" svg:height="0.63952in">
          <draw:text-box>
            <text:p text:style-name="a870" text:class-names="" text:cond-style-name=""><text:span text:style-name="a869" text:class-names="">Glaubenssätze</text:span></text:p>
          </draw:text-box>
          <svg:title/>
          <svg:desc/>
        </draw:frame>
        <draw:g draw:name="Gruppieren 45" draw:id="id139">
          <svg:title/>
          <svg:desc/>
          <draw:custom-shape svg:x="8.32492in" svg:y="4.01129in" svg:width="0.16618in" svg:height="0.64247in" draw:id="id140" draw:style-name="a874" draw:name="Freeform 15">
            <svg:title/>
            <svg:desc/>
            <text:p text:style-name="a873" text:class-names="" text:cond-style-name=""><text:span text:style-name="a87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8.27562in" svg:y="3.95643in" svg:width="0.43176in" svg:height="0.78798in" draw:id="id141" draw:style-name="a877" draw:name="Freeform 16">
            <svg:title/>
            <svg:desc/>
            <text:p text:style-name="a876" text:class-names="" text:cond-style-name=""><text:span text:style-name="a87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2" draw:style-name="a878" draw:master-page-name="Master1-Layout2-obj-Titel-und-Inhalt" presentation:presentation-page-layout-name="Master1-PPL2" draw:id="Slide-317">
        <draw:frame draw:id="id142" draw:style-name="a879"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43" draw:style-name="a883" draw:name="Rechteck 5">
          <svg:title/>
          <svg:desc/>
          <text:p text:style-name="a882" text:class-names="" text:cond-style-name=""><text:span text:style-name="a880" text:class-names=""><text:a xlink:href="http://www.matameko.de/Sich-selbst-Einfühlung-geben" text:style-name="" text:visited-style-name="">www.matameko.de/Glaubenssätze-Tanz</text:a></text:span><text:span text:style-name="a881" text:class-names=""/></text:p>
          <draw:enhanced-geometry xmlns:dr3d="urn:oasis:names:tc:opendocument:xmlns:dr3d:1.0" draw:type="non-primitive" svg:viewBox="0 0 21600 21600" draw:enhanced-path="M 0 0 L 21600 0 21600 21600 0 21600 Z N"/>
        </draw:custom-shape>
        <draw:frame draw:id="id144" draw:style-name="a886" draw:name="Textfeld 6" svg:x="4.77153in" svg:y="0.47278in" svg:width="2.84011in" svg:height="0.63952in">
          <draw:text-box>
            <text:p text:style-name="a885" text:class-names="" text:cond-style-name=""><text:span text:style-name="a884" text:class-names="">Glaubenssätze</text:span></text:p>
          </draw:text-box>
          <svg:title/>
          <svg:desc/>
        </draw:frame>
        <draw:g draw:name="Gruppieren 45" draw:id="id145">
          <svg:title/>
          <svg:desc/>
          <draw:custom-shape svg:x="9.29129in" svg:y="2.53212in" svg:width="0.16618in" svg:height="0.64247in" draw:id="id146" draw:style-name="a889" draw:name="Freeform 15">
            <svg:title/>
            <svg:desc/>
            <text:p text:style-name="a888" text:class-names="" text:cond-style-name=""><text:span text:style-name="a887"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9.24199in" svg:y="2.47726in" svg:width="0.43176in" svg:height="0.78798in" draw:id="id147" draw:style-name="a892" draw:name="Freeform 16">
            <svg:title/>
            <svg:desc/>
            <text:p text:style-name="a891" text:class-names="" text:cond-style-name=""><text:span text:style-name="a890"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draw:page draw:name="Slide63" draw:style-name="a893" draw:master-page-name="Master1-Layout2-obj-Titel-und-Inhalt" presentation:presentation-page-layout-name="Master1-PPL2" draw:id="Slide-318">
        <draw:frame draw:id="id148" draw:style-name="a894" draw:name="Grafik 3" svg:x="2.36525in" svg:y="1.17594in" svg:width="8.60284in" svg:height="5.14812in" style:rel-width="scale" style:rel-height="scale">
          <draw:image xlink:href="media/image1.png" xlink:type="simple" xlink:show="embed" xlink:actuate="onLoad"/>
          <svg:title/>
          <svg:desc/>
        </draw:frame>
        <draw:custom-shape svg:x="9.24199in" svg:y="6.75575in" svg:width="2.94852in" svg:height="0.30293in" draw:id="id149" draw:style-name="a898" draw:name="Rechteck 5">
          <svg:title/>
          <svg:desc/>
          <text:p text:style-name="a897" text:class-names="" text:cond-style-name=""><text:span text:style-name="a895" text:class-names=""><text:a xlink:href="http://www.matameko.de/Sich-selbst-Einfühlung-geben" text:style-name="" text:visited-style-name="">www.matameko.de/Glaubenssätze-Tanz</text:a></text:span><text:span text:style-name="a896" text:class-names=""/></text:p>
          <draw:enhanced-geometry xmlns:dr3d="urn:oasis:names:tc:opendocument:xmlns:dr3d:1.0" draw:type="non-primitive" svg:viewBox="0 0 21600 21600" draw:enhanced-path="M 0 0 L 21600 0 21600 21600 0 21600 Z N"/>
        </draw:custom-shape>
        <draw:frame draw:id="id150" draw:style-name="a901" draw:name="Textfeld 6" svg:x="4.77153in" svg:y="0.47278in" svg:width="2.84011in" svg:height="0.63952in">
          <draw:text-box>
            <text:p text:style-name="a900" text:class-names="" text:cond-style-name=""><text:span text:style-name="a899" text:class-names="">Glaubenssätze</text:span></text:p>
          </draw:text-box>
          <svg:title/>
          <svg:desc/>
        </draw:frame>
        <draw:g draw:name="Gruppieren 45" draw:id="id151">
          <svg:title/>
          <svg:desc/>
          <draw:custom-shape svg:x="10.26004in" svg:y="2.71962in" svg:width="0.16618in" svg:height="0.64247in" draw:id="id152" draw:style-name="a904" draw:name="Freeform 15">
            <svg:title/>
            <svg:desc/>
            <text:p text:style-name="a903" text:class-names="" text:cond-style-name=""><text:span text:style-name="a902" text:class-names=""/></text:p>
            <draw:enhanced-geometry xmlns:dr3d="urn:oasis:names:tc:opendocument:xmlns:dr3d:1.0" draw:type="non-primitive" svg:viewBox="0 0 838 3233" draw:enhanced-path="M ?f3 ?f4 L ?f5 ?f6 ?f7 ?f8 ?f9 ?f10 ?f11 ?f12 ?f13 ?f14 ?f15 ?f16 ?f17 ?f18 ?f19 ?f20 ?f21 ?f22 ?f23 ?f24 ?f25 ?f26 ?f27 ?f28 ?f29 ?f30 ?f31 ?f32 ?f33 ?f34 ?f35 ?f36 ?f37 ?f38 ?f39 ?f1 ?f40 ?f41 ?f7 ?f42 ?f43 ?f44 ?f45 ?f46 ?f47 ?f48 ?f49 ?f50 ?f51 ?f52 ?f53 ?f54 ?f55 ?f56 ?f57 ?f58 ?f59 ?f60 ?f61 ?f62 ?f63 ?f64 ?f65 ?f66 ?f67 ?f68 ?f69 ?f70 ?f0 ?f71 ?f0 ?f72 ?f73 ?f74 ?f75 ?f76 ?f77 ?f78 ?f79 ?f80 ?f81 ?f82 ?f83 ?f84 ?f85 ?f86 ?f87 ?f2 ?f88 ?f89 ?f90 ?f91 ?f3 ?f4 Z M ?f92 ?f93 L ?f94 ?f95 ?f96 ?f97 ?f37 ?f98 ?f99 ?f100 ?f101 ?f102 ?f103 ?f104 ?f101 ?f105 ?f99 ?f106 ?f107 ?f108 ?f13 ?f109 ?f110 ?f111 ?f112 ?f113 ?f114 ?f115 ?f116 ?f117 ?f1 ?f118 ?f119 ?f120 ?f121 ?f122 ?f112 ?f123 ?f124 ?f0 ?f99 ?f125 ?f126 ?f127 ?f128 ?f129 ?f130 ?f131 ?f132 ?f133 ?f134 ?f113 ?f135 ?f136 ?f137 ?f138 ?f139 ?f55 ?f140 ?f141 ?f142 ?f143 ?f144 ?f145 ?f146 ?f147 ?f148 ?f149 ?f150 ?f107 ?f151 ?f152 ?f153 ?f154 ?f155 ?f154 ?f126 ?f156 ?f92 ?f93 Z N" draw:text-areas="?f333 ?f335 ?f334 ?f336" draw:glue-points="?f337 ?f338 ?f339 ?f340 ?f341 ?f342 ?f343 ?f344 ?f345 ?f346 ?f347 ?f348 ?f349 ?f350 ?f351 ?f352 ?f353 ?f354 ?f355 ?f356 ?f357 ?f358 ?f359 ?f360 ?f361 ?f362 ?f363 ?f364 ?f365 ?f366 ?f367 ?f368 ?f369 ?f370 ?f371 ?f372 ?f373 ?f374 ?f375 ?f376 ?f377 ?f378 ?f379 ?f380 ?f381 ?f382 ?f383 ?f384 ?f385 ?f386 ?f353 ?f387 ?f388 ?f389 ?f388 ?f390 ?f391 ?f392 ?f393 ?f394 ?f395 ?f396 ?f397 ?f398 ?f399 ?f400 ?f401 ?f402 ?f403 ?f404 ?f405 ?f406 ?f407 ?f408 ?f409 ?f410 ?f411 ?f412 ?f413 ?f414 ?f415 ?f416 ?f417 ?f418 ?f419 ?f420 ?f421 ?f422" draw:glue-point-leaving-directions="-90, -90, -90, -90, -90, -90, -90, -90, -90, -90, -90, -90, -90, -90, -90, -90, -90, -90, -90, -90, -90, -90, -90, -90, -90, -90, -90, -90, -90, -90, -90, -90, -90, -90, -90, -90, -90, -90, -90, -90, -90, -90, -90, -90">
              <draw:equation draw:name="f0" draw:formula="0"/>
              <draw:equation draw:name="f1" draw:formula="838"/>
              <draw:equation draw:name="f2" draw:formula="3233"/>
              <draw:equation draw:name="f3" draw:formula="599"/>
              <draw:equation draw:name="f4" draw:formula="3178"/>
              <draw:equation draw:name="f5" draw:formula="629"/>
              <draw:equation draw:name="f6" draw:formula="3162"/>
              <draw:equation draw:name="f7" draw:formula="677"/>
              <draw:equation draw:name="f8" draw:formula="3129"/>
              <draw:equation draw:name="f9" draw:formula="713"/>
              <draw:equation draw:name="f10" draw:formula="3089"/>
              <draw:equation draw:name="f11" draw:formula="739"/>
              <draw:equation draw:name="f12" draw:formula="3045"/>
              <draw:equation draw:name="f13" draw:formula="752"/>
              <draw:equation draw:name="f14" draw:formula="2991"/>
              <draw:equation draw:name="f15" draw:formula="756"/>
              <draw:equation draw:name="f16" draw:formula="2927"/>
              <draw:equation draw:name="f17" draw:formula="748"/>
              <draw:equation draw:name="f18" draw:formula="2849"/>
              <draw:equation draw:name="f19" draw:formula="732"/>
              <draw:equation draw:name="f20" draw:formula="2758"/>
              <draw:equation draw:name="f21" draw:formula="720"/>
              <draw:equation draw:name="f22" draw:formula="2706"/>
              <draw:equation draw:name="f23" draw:formula="700"/>
              <draw:equation draw:name="f24" draw:formula="2613"/>
              <draw:equation draw:name="f25" draw:formula="676"/>
              <draw:equation draw:name="f26" draw:formula="2410"/>
              <draw:equation draw:name="f27" draw:formula="670"/>
              <draw:equation draw:name="f28" draw:formula="2158"/>
              <draw:equation draw:name="f29" draw:formula="679"/>
              <draw:equation draw:name="f30" draw:formula="1822"/>
              <draw:equation draw:name="f31" draw:formula="692"/>
              <draw:equation draw:name="f32" draw:formula="1604"/>
              <draw:equation draw:name="f33" draw:formula="723"/>
              <draw:equation draw:name="f34" draw:formula="1099"/>
              <draw:equation draw:name="f35" draw:formula="729"/>
              <draw:equation draw:name="f36" draw:formula="888"/>
              <draw:equation draw:name="f37" draw:formula="724"/>
              <draw:equation draw:name="f38" draw:formula="855"/>
              <draw:equation draw:name="f39" draw:formula="710"/>
              <draw:equation draw:name="f40" draw:formula="694"/>
              <draw:equation draw:name="f41" draw:formula="832"/>
              <draw:equation draw:name="f42" draw:formula="823"/>
              <draw:equation draw:name="f43" draw:formula="644"/>
              <draw:equation draw:name="f44" draw:formula="818"/>
              <draw:equation draw:name="f45" draw:formula="618"/>
              <draw:equation draw:name="f46" draw:formula="827"/>
              <draw:equation draw:name="f47" draw:formula="603"/>
              <draw:equation draw:name="f48" draw:formula="847"/>
              <draw:equation draw:name="f49" draw:formula="602"/>
              <draw:equation draw:name="f50" draw:formula="861"/>
              <draw:equation draw:name="f51" draw:formula="596"/>
              <draw:equation draw:name="f52" draw:formula="902"/>
              <draw:equation draw:name="f53" draw:formula="539"/>
              <draw:equation draw:name="f54" draw:formula="1166"/>
              <draw:equation draw:name="f55" draw:formula="402"/>
              <draw:equation draw:name="f56" draw:formula="1743"/>
              <draw:equation draw:name="f57" draw:formula="323"/>
              <draw:equation draw:name="f58" draw:formula="2054"/>
              <draw:equation draw:name="f59" draw:formula="289"/>
              <draw:equation draw:name="f60" draw:formula="2178"/>
              <draw:equation draw:name="f61" draw:formula="196"/>
              <draw:equation draw:name="f62" draw:formula="2462"/>
              <draw:equation draw:name="f63" draw:formula="153"/>
              <draw:equation draw:name="f64" draw:formula="2578"/>
              <draw:equation draw:name="f65" draw:formula="116"/>
              <draw:equation draw:name="f66" draw:formula="2674"/>
              <draw:equation draw:name="f67" draw:formula="55"/>
              <draw:equation draw:name="f68" draw:formula="2857"/>
              <draw:equation draw:name="f69" draw:formula="14"/>
              <draw:equation draw:name="f70" draw:formula="3009"/>
              <draw:equation draw:name="f71" draw:formula="3088"/>
              <draw:equation draw:name="f72" draw:formula="3121"/>
              <draw:equation draw:name="f73" draw:formula="4"/>
              <draw:equation draw:name="f74" draw:formula="3130"/>
              <draw:equation draw:name="f75" draw:formula="13"/>
              <draw:equation draw:name="f76" draw:formula="3142"/>
              <draw:equation draw:name="f77" draw:formula="52"/>
              <draw:equation draw:name="f78" draw:formula="3168"/>
              <draw:equation draw:name="f79" draw:formula="108"/>
              <draw:equation draw:name="f80" draw:formula="3194"/>
              <draw:equation draw:name="f81" draw:formula="172"/>
              <draw:equation draw:name="f82" draw:formula="3215"/>
              <draw:equation draw:name="f83" draw:formula="204"/>
              <draw:equation draw:name="f84" draw:formula="3222"/>
              <draw:equation draw:name="f85" draw:formula="249"/>
              <draw:equation draw:name="f86" draw:formula="3231"/>
              <draw:equation draw:name="f87" draw:formula="355"/>
              <draw:equation draw:name="f88" draw:formula="463"/>
              <draw:equation draw:name="f89" draw:formula="3221"/>
              <draw:equation draw:name="f90" draw:formula="561"/>
              <draw:equation draw:name="f91" draw:formula="3195"/>
              <draw:equation draw:name="f92" draw:formula="703"/>
              <draw:equation draw:name="f93" draw:formula="743"/>
              <draw:equation draw:name="f94" draw:formula="715"/>
              <draw:equation draw:name="f95" draw:formula="727"/>
              <draw:equation draw:name="f96" draw:formula="726"/>
              <draw:equation draw:name="f97" draw:formula="688"/>
              <draw:equation draw:name="f98" draw:formula="664"/>
              <draw:equation draw:name="f99" draw:formula="716"/>
              <draw:equation draw:name="f100" draw:formula="625"/>
              <draw:equation draw:name="f101" draw:formula="707"/>
              <draw:equation draw:name="f102" draw:formula="548"/>
              <draw:equation draw:name="f103" draw:formula="704"/>
              <draw:equation draw:name="f104" draw:formula="475"/>
              <draw:equation draw:name="f105" draw:formula="406"/>
              <draw:equation draw:name="f106" draw:formula="340"/>
              <draw:equation draw:name="f107" draw:formula="731"/>
              <draw:equation draw:name="f108" draw:formula="281"/>
              <draw:equation draw:name="f109" draw:formula="226"/>
              <draw:equation draw:name="f110" draw:formula="779"/>
              <draw:equation draw:name="f111" draw:formula="177"/>
              <draw:equation draw:name="f112" draw:formula="796"/>
              <draw:equation draw:name="f113" draw:formula="154"/>
              <draw:equation draw:name="f114" draw:formula="811"/>
              <draw:equation draw:name="f115" draw:formula="133"/>
              <draw:equation draw:name="f116" draw:formula="831"/>
              <draw:equation draw:name="f117" draw:formula="96"/>
              <draw:equation draw:name="f118" draw:formula="64"/>
              <draw:equation draw:name="f119" draw:formula="836"/>
              <draw:equation draw:name="f120" draw:formula="39"/>
              <draw:equation draw:name="f121" draw:formula="821"/>
              <draw:equation draw:name="f122" draw:formula="19"/>
              <draw:equation draw:name="f123" draw:formula="7"/>
              <draw:equation draw:name="f124" draw:formula="761"/>
              <draw:equation draw:name="f125" draw:formula="3"/>
              <draw:equation draw:name="f126" draw:formula="689"/>
              <draw:equation draw:name="f127" draw:formula="8"/>
              <draw:equation draw:name="f128" draw:formula="650"/>
              <draw:equation draw:name="f129" draw:formula="16"/>
              <draw:equation draw:name="f130" draw:formula="581"/>
              <draw:equation draw:name="f131" draw:formula="48"/>
              <draw:equation draw:name="f132" draw:formula="524"/>
              <draw:equation draw:name="f133" draw:formula="94"/>
              <draw:equation draw:name="f134" draw:formula="482"/>
              <draw:equation draw:name="f135" draw:formula="454"/>
              <draw:equation draw:name="f136" draw:formula="227"/>
              <draw:equation draw:name="f137" draw:formula="439"/>
              <draw:equation draw:name="f138" draw:formula="310"/>
              <draw:equation draw:name="f139" draw:formula="440"/>
              <draw:equation draw:name="f140" draw:formula="458"/>
              <draw:equation draw:name="f141" draw:formula="503"/>
              <draw:equation draw:name="f142" draw:formula="474"/>
              <draw:equation draw:name="f143" draw:formula="556"/>
              <draw:equation draw:name="f144" draw:formula="483"/>
              <draw:equation draw:name="f145" draw:formula="589"/>
              <draw:equation draw:name="f146" draw:formula="508"/>
              <draw:equation draw:name="f147" draw:formula="647"/>
              <draw:equation draw:name="f148" draw:formula="536"/>
              <draw:equation draw:name="f149" draw:formula="695"/>
              <draw:equation draw:name="f150" draw:formula="566"/>
              <draw:equation draw:name="f151" draw:formula="597"/>
              <draw:equation draw:name="f152" draw:formula="757"/>
              <draw:equation draw:name="f153" draw:formula="628"/>
              <draw:equation draw:name="f154" draw:formula="769"/>
              <draw:equation draw:name="f155" draw:formula="658"/>
              <draw:equation draw:name="f156" draw:formula="755"/>
              <draw:equation draw:name="f157" draw:formula="?f2 - ?f0"/>
              <draw:equation draw:name="f158" draw:formula="?f1 - ?f0"/>
              <draw:equation draw:name="f159" draw:formula="?f158 / 838"/>
              <draw:equation draw:name="f160" draw:formula="?f157 / 3233"/>
              <draw:equation draw:name="f161" draw:formula="629 * ?f158"/>
              <draw:equation draw:name="f162" draw:formula="3162 * ?f157"/>
              <draw:equation draw:name="f163" draw:formula="713 * ?f158"/>
              <draw:equation draw:name="f164" draw:formula="3089 * ?f157"/>
              <draw:equation draw:name="f165" draw:formula="752 * ?f158"/>
              <draw:equation draw:name="f166" draw:formula="2991 * ?f157"/>
              <draw:equation draw:name="f167" draw:formula="748 * ?f158"/>
              <draw:equation draw:name="f168" draw:formula="2849 * ?f157"/>
              <draw:equation draw:name="f169" draw:formula="720 * ?f158"/>
              <draw:equation draw:name="f170" draw:formula="2706 * ?f157"/>
              <draw:equation draw:name="f171" draw:formula="676 * ?f158"/>
              <draw:equation draw:name="f172" draw:formula="2410 * ?f157"/>
              <draw:equation draw:name="f173" draw:formula="679 * ?f158"/>
              <draw:equation draw:name="f174" draw:formula="1822 * ?f157"/>
              <draw:equation draw:name="f175" draw:formula="723 * ?f158"/>
              <draw:equation draw:name="f176" draw:formula="1099 * ?f157"/>
              <draw:equation draw:name="f177" draw:formula="724 * ?f158"/>
              <draw:equation draw:name="f178" draw:formula="855 * ?f157"/>
              <draw:equation draw:name="f179" draw:formula="694 * ?f158"/>
              <draw:equation draw:name="f180" draw:formula="832 * ?f157"/>
              <draw:equation draw:name="f181" draw:formula="644 * ?f158"/>
              <draw:equation draw:name="f182" draw:formula="818 * ?f157"/>
              <draw:equation draw:name="f183" draw:formula="603 * ?f158"/>
              <draw:equation draw:name="f184" draw:formula="847 * ?f157"/>
              <draw:equation draw:name="f185" draw:formula="596 * ?f158"/>
              <draw:equation draw:name="f186" draw:formula="902 * ?f157"/>
              <draw:equation draw:name="f187" draw:formula="402 * ?f158"/>
              <draw:equation draw:name="f188" draw:formula="1743 * ?f157"/>
              <draw:equation draw:name="f189" draw:formula="289 * ?f158"/>
              <draw:equation draw:name="f190" draw:formula="2178 * ?f157"/>
              <draw:equation draw:name="f191" draw:formula="153 * ?f158"/>
              <draw:equation draw:name="f192" draw:formula="2578 * ?f157"/>
              <draw:equation draw:name="f193" draw:formula="55 * ?f158"/>
              <draw:equation draw:name="f194" draw:formula="2857 * ?f157"/>
              <draw:equation draw:name="f195" draw:formula="0 * ?f158"/>
              <draw:equation draw:name="f196" draw:formula="3088 * ?f157"/>
              <draw:equation draw:name="f197" draw:formula="4 * ?f158"/>
              <draw:equation draw:name="f198" draw:formula="3130 * ?f157"/>
              <draw:equation draw:name="f199" draw:formula="52 * ?f158"/>
              <draw:equation draw:name="f200" draw:formula="3168 * ?f157"/>
              <draw:equation draw:name="f201" draw:formula="172 * ?f158"/>
              <draw:equation draw:name="f202" draw:formula="3215 * ?f157"/>
              <draw:equation draw:name="f203" draw:formula="249 * ?f158"/>
              <draw:equation draw:name="f204" draw:formula="3231 * ?f157"/>
              <draw:equation draw:name="f205" draw:formula="463 * ?f158"/>
              <draw:equation draw:name="f206" draw:formula="3221 * ?f157"/>
              <draw:equation draw:name="f207" draw:formula="599 * ?f158"/>
              <draw:equation draw:name="f208" draw:formula="3178 * ?f157"/>
              <draw:equation draw:name="f209" draw:formula="715 * ?f158"/>
              <draw:equation draw:name="f210" draw:formula="727 * ?f157"/>
              <draw:equation draw:name="f211" draw:formula="664 * ?f157"/>
              <draw:equation draw:name="f212" draw:formula="707 * ?f158"/>
              <draw:equation draw:name="f213" draw:formula="548 * ?f157"/>
              <draw:equation draw:name="f214" draw:formula="406 * ?f157"/>
              <draw:equation draw:name="f215" draw:formula="731 * ?f158"/>
              <draw:equation draw:name="f216" draw:formula="281 * ?f157"/>
              <draw:equation draw:name="f217" draw:formula="779 * ?f158"/>
              <draw:equation draw:name="f218" draw:formula="177 * ?f157"/>
              <draw:equation draw:name="f219" draw:formula="811 * ?f158"/>
              <draw:equation draw:name="f220" draw:formula="133 * ?f157"/>
              <draw:equation draw:name="f221" draw:formula="838 * ?f158"/>
              <draw:equation draw:name="f222" draw:formula="64 * ?f157"/>
              <draw:equation draw:name="f223" draw:formula="821 * ?f158"/>
              <draw:equation draw:name="f224" draw:formula="19 * ?f157"/>
              <draw:equation draw:name="f225" draw:formula="761 * ?f158"/>
              <draw:equation draw:name="f226" draw:formula="0 * ?f157"/>
              <draw:equation draw:name="f227" draw:formula="689 * ?f158"/>
              <draw:equation draw:name="f228" draw:formula="8 * ?f157"/>
              <draw:equation draw:name="f229" draw:formula="581 * ?f158"/>
              <draw:equation draw:name="f230" draw:formula="48 * ?f157"/>
              <draw:equation draw:name="f231" draw:formula="482 * ?f158"/>
              <draw:equation draw:name="f232" draw:formula="154 * ?f157"/>
              <draw:equation draw:name="f233" draw:formula="439 * ?f158"/>
              <draw:equation draw:name="f234" draw:formula="310 * ?f157"/>
              <draw:equation draw:name="f235" draw:formula="458 * ?f158"/>
              <draw:equation draw:name="f236" draw:formula="503 * ?f157"/>
              <draw:equation draw:name="f237" draw:formula="483 * ?f158"/>
              <draw:equation draw:name="f238" draw:formula="589 * ?f157"/>
              <draw:equation draw:name="f239" draw:formula="536 * ?f158"/>
              <draw:equation draw:name="f240" draw:formula="695 * ?f157"/>
              <draw:equation draw:name="f241" draw:formula="597 * ?f158"/>
              <draw:equation draw:name="f242" draw:formula="757 * ?f157"/>
              <draw:equation draw:name="f243" draw:formula="658 * ?f158"/>
              <draw:equation draw:name="f244" draw:formula="769 * ?f157"/>
              <draw:equation draw:name="f245" draw:formula="703 * ?f158"/>
              <draw:equation draw:name="f246" draw:formula="743 * ?f157"/>
              <draw:equation draw:name="f247" draw:formula="?f161 / 838"/>
              <draw:equation draw:name="f248" draw:formula="?f162 / 3233"/>
              <draw:equation draw:name="f249" draw:formula="?f163 / 838"/>
              <draw:equation draw:name="f250" draw:formula="?f164 / 3233"/>
              <draw:equation draw:name="f251" draw:formula="?f165 / 838"/>
              <draw:equation draw:name="f252" draw:formula="?f166 / 3233"/>
              <draw:equation draw:name="f253" draw:formula="?f167 / 838"/>
              <draw:equation draw:name="f254" draw:formula="?f168 / 3233"/>
              <draw:equation draw:name="f255" draw:formula="?f169 / 838"/>
              <draw:equation draw:name="f256" draw:formula="?f170 / 3233"/>
              <draw:equation draw:name="f257" draw:formula="?f171 / 838"/>
              <draw:equation draw:name="f258" draw:formula="?f172 / 3233"/>
              <draw:equation draw:name="f259" draw:formula="?f173 / 838"/>
              <draw:equation draw:name="f260" draw:formula="?f174 / 3233"/>
              <draw:equation draw:name="f261" draw:formula="?f175 / 838"/>
              <draw:equation draw:name="f262" draw:formula="?f176 / 3233"/>
              <draw:equation draw:name="f263" draw:formula="?f177 / 838"/>
              <draw:equation draw:name="f264" draw:formula="?f178 / 3233"/>
              <draw:equation draw:name="f265" draw:formula="?f179 / 838"/>
              <draw:equation draw:name="f266" draw:formula="?f180 / 3233"/>
              <draw:equation draw:name="f267" draw:formula="?f181 / 838"/>
              <draw:equation draw:name="f268" draw:formula="?f182 / 3233"/>
              <draw:equation draw:name="f269" draw:formula="?f183 / 838"/>
              <draw:equation draw:name="f270" draw:formula="?f184 / 3233"/>
              <draw:equation draw:name="f271" draw:formula="?f185 / 838"/>
              <draw:equation draw:name="f272" draw:formula="?f186 / 3233"/>
              <draw:equation draw:name="f273" draw:formula="?f187 / 838"/>
              <draw:equation draw:name="f274" draw:formula="?f188 / 3233"/>
              <draw:equation draw:name="f275" draw:formula="?f189 / 838"/>
              <draw:equation draw:name="f276" draw:formula="?f190 / 3233"/>
              <draw:equation draw:name="f277" draw:formula="?f191 / 838"/>
              <draw:equation draw:name="f278" draw:formula="?f192 / 3233"/>
              <draw:equation draw:name="f279" draw:formula="?f193 / 838"/>
              <draw:equation draw:name="f280" draw:formula="?f194 / 3233"/>
              <draw:equation draw:name="f281" draw:formula="?f195 / 838"/>
              <draw:equation draw:name="f282" draw:formula="?f196 / 3233"/>
              <draw:equation draw:name="f283" draw:formula="?f197 / 838"/>
              <draw:equation draw:name="f284" draw:formula="?f198 / 3233"/>
              <draw:equation draw:name="f285" draw:formula="?f199 / 838"/>
              <draw:equation draw:name="f286" draw:formula="?f200 / 3233"/>
              <draw:equation draw:name="f287" draw:formula="?f201 / 838"/>
              <draw:equation draw:name="f288" draw:formula="?f202 / 3233"/>
              <draw:equation draw:name="f289" draw:formula="?f203 / 838"/>
              <draw:equation draw:name="f290" draw:formula="?f204 / 3233"/>
              <draw:equation draw:name="f291" draw:formula="?f205 / 838"/>
              <draw:equation draw:name="f292" draw:formula="?f206 / 3233"/>
              <draw:equation draw:name="f293" draw:formula="?f207 / 838"/>
              <draw:equation draw:name="f294" draw:formula="?f208 / 3233"/>
              <draw:equation draw:name="f295" draw:formula="?f209 / 838"/>
              <draw:equation draw:name="f296" draw:formula="?f210 / 3233"/>
              <draw:equation draw:name="f297" draw:formula="?f211 / 3233"/>
              <draw:equation draw:name="f298" draw:formula="?f212 / 838"/>
              <draw:equation draw:name="f299" draw:formula="?f213 / 3233"/>
              <draw:equation draw:name="f300" draw:formula="?f214 / 3233"/>
              <draw:equation draw:name="f301" draw:formula="?f215 / 838"/>
              <draw:equation draw:name="f302" draw:formula="?f216 / 3233"/>
              <draw:equation draw:name="f303" draw:formula="?f217 / 838"/>
              <draw:equation draw:name="f304" draw:formula="?f218 / 3233"/>
              <draw:equation draw:name="f305" draw:formula="?f219 / 838"/>
              <draw:equation draw:name="f306" draw:formula="?f220 / 3233"/>
              <draw:equation draw:name="f307" draw:formula="?f221 / 838"/>
              <draw:equation draw:name="f308" draw:formula="?f222 / 3233"/>
              <draw:equation draw:name="f309" draw:formula="?f223 / 838"/>
              <draw:equation draw:name="f310" draw:formula="?f224 / 3233"/>
              <draw:equation draw:name="f311" draw:formula="?f225 / 838"/>
              <draw:equation draw:name="f312" draw:formula="?f226 / 3233"/>
              <draw:equation draw:name="f313" draw:formula="?f227 / 838"/>
              <draw:equation draw:name="f314" draw:formula="?f228 / 3233"/>
              <draw:equation draw:name="f315" draw:formula="?f229 / 838"/>
              <draw:equation draw:name="f316" draw:formula="?f230 / 3233"/>
              <draw:equation draw:name="f317" draw:formula="?f231 / 838"/>
              <draw:equation draw:name="f318" draw:formula="?f232 / 3233"/>
              <draw:equation draw:name="f319" draw:formula="?f233 / 838"/>
              <draw:equation draw:name="f320" draw:formula="?f234 / 3233"/>
              <draw:equation draw:name="f321" draw:formula="?f235 / 838"/>
              <draw:equation draw:name="f322" draw:formula="?f236 / 3233"/>
              <draw:equation draw:name="f323" draw:formula="?f237 / 838"/>
              <draw:equation draw:name="f324" draw:formula="?f238 / 3233"/>
              <draw:equation draw:name="f325" draw:formula="?f239 / 838"/>
              <draw:equation draw:name="f326" draw:formula="?f240 / 3233"/>
              <draw:equation draw:name="f327" draw:formula="?f241 / 838"/>
              <draw:equation draw:name="f328" draw:formula="?f242 / 3233"/>
              <draw:equation draw:name="f329" draw:formula="?f243 / 838"/>
              <draw:equation draw:name="f330" draw:formula="?f244 / 3233"/>
              <draw:equation draw:name="f331" draw:formula="?f245 / 838"/>
              <draw:equation draw:name="f332" draw:formula="?f246 / 3233"/>
              <draw:equation draw:name="f333" draw:formula="0 / ?f159"/>
              <draw:equation draw:name="f334" draw:formula="?f1 / ?f159"/>
              <draw:equation draw:name="f335" draw:formula="0 / ?f160"/>
              <draw:equation draw:name="f336" draw:formula="?f2 / ?f160"/>
              <draw:equation draw:name="f337" draw:formula="?f247 / ?f159"/>
              <draw:equation draw:name="f338" draw:formula="?f248 / ?f160"/>
              <draw:equation draw:name="f339" draw:formula="?f249 / ?f159"/>
              <draw:equation draw:name="f340" draw:formula="?f250 / ?f160"/>
              <draw:equation draw:name="f341" draw:formula="?f251 / ?f159"/>
              <draw:equation draw:name="f342" draw:formula="?f252 / ?f160"/>
              <draw:equation draw:name="f343" draw:formula="?f253 / ?f159"/>
              <draw:equation draw:name="f344" draw:formula="?f254 / ?f160"/>
              <draw:equation draw:name="f345" draw:formula="?f255 / ?f159"/>
              <draw:equation draw:name="f346" draw:formula="?f256 / ?f160"/>
              <draw:equation draw:name="f347" draw:formula="?f257 / ?f159"/>
              <draw:equation draw:name="f348" draw:formula="?f258 / ?f160"/>
              <draw:equation draw:name="f349" draw:formula="?f259 / ?f159"/>
              <draw:equation draw:name="f350" draw:formula="?f260 / ?f160"/>
              <draw:equation draw:name="f351" draw:formula="?f261 / ?f159"/>
              <draw:equation draw:name="f352" draw:formula="?f262 / ?f160"/>
              <draw:equation draw:name="f353" draw:formula="?f263 / ?f159"/>
              <draw:equation draw:name="f354" draw:formula="?f264 / ?f160"/>
              <draw:equation draw:name="f355" draw:formula="?f265 / ?f159"/>
              <draw:equation draw:name="f356" draw:formula="?f266 / ?f160"/>
              <draw:equation draw:name="f357" draw:formula="?f267 / ?f159"/>
              <draw:equation draw:name="f358" draw:formula="?f268 / ?f160"/>
              <draw:equation draw:name="f359" draw:formula="?f269 / ?f159"/>
              <draw:equation draw:name="f360" draw:formula="?f270 / ?f160"/>
              <draw:equation draw:name="f361" draw:formula="?f271 / ?f159"/>
              <draw:equation draw:name="f362" draw:formula="?f272 / ?f160"/>
              <draw:equation draw:name="f363" draw:formula="?f273 / ?f159"/>
              <draw:equation draw:name="f364" draw:formula="?f274 / ?f160"/>
              <draw:equation draw:name="f365" draw:formula="?f275 / ?f159"/>
              <draw:equation draw:name="f366" draw:formula="?f276 / ?f160"/>
              <draw:equation draw:name="f367" draw:formula="?f277 / ?f159"/>
              <draw:equation draw:name="f368" draw:formula="?f278 / ?f160"/>
              <draw:equation draw:name="f369" draw:formula="?f279 / ?f159"/>
              <draw:equation draw:name="f370" draw:formula="?f280 / ?f160"/>
              <draw:equation draw:name="f371" draw:formula="?f281 / ?f159"/>
              <draw:equation draw:name="f372" draw:formula="?f282 / ?f160"/>
              <draw:equation draw:name="f373" draw:formula="?f283 / ?f159"/>
              <draw:equation draw:name="f374" draw:formula="?f284 / ?f160"/>
              <draw:equation draw:name="f375" draw:formula="?f285 / ?f159"/>
              <draw:equation draw:name="f376" draw:formula="?f286 / ?f160"/>
              <draw:equation draw:name="f377" draw:formula="?f287 / ?f159"/>
              <draw:equation draw:name="f378" draw:formula="?f288 / ?f160"/>
              <draw:equation draw:name="f379" draw:formula="?f289 / ?f159"/>
              <draw:equation draw:name="f380" draw:formula="?f290 / ?f160"/>
              <draw:equation draw:name="f381" draw:formula="?f291 / ?f159"/>
              <draw:equation draw:name="f382" draw:formula="?f292 / ?f160"/>
              <draw:equation draw:name="f383" draw:formula="?f293 / ?f159"/>
              <draw:equation draw:name="f384" draw:formula="?f294 / ?f160"/>
              <draw:equation draw:name="f385" draw:formula="?f295 / ?f159"/>
              <draw:equation draw:name="f386" draw:formula="?f296 / ?f160"/>
              <draw:equation draw:name="f387" draw:formula="?f297 / ?f160"/>
              <draw:equation draw:name="f388" draw:formula="?f298 / ?f159"/>
              <draw:equation draw:name="f389" draw:formula="?f299 / ?f160"/>
              <draw:equation draw:name="f390" draw:formula="?f300 / ?f160"/>
              <draw:equation draw:name="f391" draw:formula="?f301 / ?f159"/>
              <draw:equation draw:name="f392" draw:formula="?f302 / ?f160"/>
              <draw:equation draw:name="f393" draw:formula="?f303 / ?f159"/>
              <draw:equation draw:name="f394" draw:formula="?f304 / ?f160"/>
              <draw:equation draw:name="f395" draw:formula="?f305 / ?f159"/>
              <draw:equation draw:name="f396" draw:formula="?f306 / ?f160"/>
              <draw:equation draw:name="f397" draw:formula="?f307 / ?f159"/>
              <draw:equation draw:name="f398" draw:formula="?f308 / ?f160"/>
              <draw:equation draw:name="f399" draw:formula="?f309 / ?f159"/>
              <draw:equation draw:name="f400" draw:formula="?f310 / ?f160"/>
              <draw:equation draw:name="f401" draw:formula="?f311 / ?f159"/>
              <draw:equation draw:name="f402" draw:formula="?f312 / ?f160"/>
              <draw:equation draw:name="f403" draw:formula="?f313 / ?f159"/>
              <draw:equation draw:name="f404" draw:formula="?f314 / ?f160"/>
              <draw:equation draw:name="f405" draw:formula="?f315 / ?f159"/>
              <draw:equation draw:name="f406" draw:formula="?f316 / ?f160"/>
              <draw:equation draw:name="f407" draw:formula="?f317 / ?f159"/>
              <draw:equation draw:name="f408" draw:formula="?f318 / ?f160"/>
              <draw:equation draw:name="f409" draw:formula="?f319 / ?f159"/>
              <draw:equation draw:name="f410" draw:formula="?f320 / ?f160"/>
              <draw:equation draw:name="f411" draw:formula="?f321 / ?f159"/>
              <draw:equation draw:name="f412" draw:formula="?f322 / ?f160"/>
              <draw:equation draw:name="f413" draw:formula="?f323 / ?f159"/>
              <draw:equation draw:name="f414" draw:formula="?f324 / ?f160"/>
              <draw:equation draw:name="f415" draw:formula="?f325 / ?f159"/>
              <draw:equation draw:name="f416" draw:formula="?f326 / ?f160"/>
              <draw:equation draw:name="f417" draw:formula="?f327 / ?f159"/>
              <draw:equation draw:name="f418" draw:formula="?f328 / ?f160"/>
              <draw:equation draw:name="f419" draw:formula="?f329 / ?f159"/>
              <draw:equation draw:name="f420" draw:formula="?f330 / ?f160"/>
              <draw:equation draw:name="f421" draw:formula="?f331 / ?f159"/>
              <draw:equation draw:name="f422" draw:formula="?f332 / ?f160"/>
            </draw:enhanced-geometry>
          </draw:custom-shape>
          <draw:custom-shape svg:x="10.21074in" svg:y="2.66476in" svg:width="0.43176in" svg:height="0.78798in" draw:id="id153" draw:style-name="a907" draw:name="Freeform 16">
            <svg:title/>
            <svg:desc/>
            <text:p text:style-name="a906" text:class-names="" text:cond-style-name=""><text:span text:style-name="a905" text:class-names=""/></text:p>
            <draw:enhanced-geometry xmlns:dr3d="urn:oasis:names:tc:opendocument:xmlns:dr3d:1.0" draw:type="non-primitive" svg:viewBox="0 0 2172 3966" draw:enhanced-path="M ?f3 ?f4 L ?f5 ?f6 ?f7 ?f8 ?f9 ?f10 ?f11 ?f12 ?f13 ?f14 ?f15 ?f16 ?f17 ?f18 ?f19 ?f20 ?f0 ?f21 ?f0 ?f22 ?f23 ?f24 ?f25 ?f26 ?f27 ?f28 ?f29 ?f30 ?f31 ?f32 ?f33 ?f34 ?f35 ?f36 ?f37 ?f38 ?f39 ?f40 ?f41 ?f42 ?f43 ?f44 ?f45 ?f46 ?f47 ?f48 ?f49 ?f50 ?f51 ?f52 ?f53 ?f54 ?f53 ?f55 ?f56 ?f57 ?f58 ?f59 ?f60 ?f61 ?f62 ?f63 ?f64 ?f65 ?f66 ?f67 ?f68 ?f69 ?f70 ?f71 ?f72 ?f73 ?f74 ?f75 ?f76 ?f77 ?f78 ?f0 ?f79 ?f0 ?f80 ?f77 ?f81 ?f75 ?f82 ?f73 ?f83 ?f71 ?f84 ?f69 ?f85 ?f67 ?f86 ?f87 ?f88 ?f89 ?f90 ?f91 ?f92 ?f93 ?f94 ?f95 ?f94 ?f96 ?f92 ?f97 ?f98 ?f99 ?f100 ?f101 ?f102 ?f103 ?f104 ?f105 ?f106 ?f107 ?f108 ?f109 ?f110 ?f111 ?f112 ?f113 ?f114 ?f115 ?f116 ?f117 ?f118 ?f119 ?f120 ?f121 ?f122 ?f123 ?f124 ?f125 ?f126 ?f127 ?f128 ?f129 ?f130 ?f131 ?f132 ?f133 ?f1 ?f134 ?f1 ?f135 ?f1 ?f136 ?f132 ?f137 ?f138 ?f139 ?f140 ?f141 ?f142 ?f143 ?f144 ?f145 ?f146 ?f147 ?f148 ?f149 ?f150 ?f151 ?f152 ?f153 ?f154 ?f155 ?f156 ?f2 ?f157 ?f2 ?f158 ?f159 ?f3 ?f4 Z M ?f160 ?f161 L ?f162 ?f163 ?f164 ?f165 ?f166 ?f167 ?f76 ?f168 ?f169 ?f170 ?f46 ?f171 ?f172 ?f173 ?f174 ?f175 ?f176 ?f177 ?f178 ?f179 ?f180 ?f181 ?f182 ?f183 ?f184 ?f185 ?f186 ?f187 ?f188 ?f189 ?f190 ?f191 ?f192 ?f193 ?f194 ?f195 ?f178 ?f196 ?f197 ?f198 ?f199 ?f200 ?f201 ?f202 ?f203 ?f204 ?f205 ?f206 ?f207 ?f208 ?f209 ?f210 ?f211 ?f212 ?f49 ?f213 ?f214 ?f215 ?f216 ?f217 ?f218 ?f219 ?f220 ?f221 ?f222 ?f223 ?f222 ?f224 ?f225 ?f226 ?f220 ?f129 ?f227 ?f228 ?f229 ?f230 ?f231 ?f232 ?f233 ?f234 ?f60 ?f235 ?f236 ?f237 ?f238 ?f239 ?f240 ?f241 ?f160 ?f161 Z M ?f242 ?f99 L ?f243 ?f176 ?f244 ?f245 ?f186 ?f246 ?f192 ?f247 ?f248 ?f249 ?f243 ?f250 ?f251 ?f252 ?f169 ?f253 ?f254 ?f255 ?f256 ?f257 ?f258 ?f259 ?f260 ?f261 ?f262 ?f263 ?f264 ?f265 ?f266 ?f267 ?f256 ?f268 ?f269 ?f270 ?f243 ?f271 ?f272 ?f268 ?f273 ?f274 ?f275 ?f276 ?f277 ?f278 ?f279 ?f257 ?f280 ?f253 ?f281 ?f282 ?f281 ?f283 ?f284 ?f285 ?f286 ?f287 ?f288 ?f289 ?f290 ?f291 ?f31 ?f292 ?f293 ?f248 ?f50 ?f188 ?f162 ?f294 ?f245 ?f294 ?f272 ?f188 ?f242 ?f99 Z N" draw:text-areas="?f517 ?f519 ?f518 ?f520" draw:glue-points="?f521 ?f522 ?f523 ?f524 ?f525 ?f526 ?f527 ?f528 ?f529 ?f530 ?f531 ?f532 ?f533 ?f534 ?f535 ?f536 ?f537 ?f538 ?f539 ?f540 ?f541 ?f542 ?f543 ?f544 ?f545 ?f546 ?f547 ?f546 ?f548 ?f544 ?f549 ?f550 ?f551 ?f552 ?f551 ?f553 ?f554 ?f555 ?f556 ?f557 ?f558 ?f559 ?f560 ?f561 ?f562 ?f563 ?f564 ?f565 ?f566 ?f567 ?f568 ?f569 ?f570 ?f571 ?f572 ?f573 ?f574 ?f575 ?f576 ?f577 ?f578 ?f579 ?f580 ?f581 ?f582 ?f583 ?f584 ?f585 ?f586 ?f587 ?f588 ?f589 ?f590 ?f591 ?f592 ?f593 ?f594 ?f595 ?f596 ?f597 ?f598 ?f599 ?f600 ?f601 ?f602 ?f603 ?f604 ?f605 ?f576 ?f577 ?f606 ?f607 ?f608 ?f609 ?f610 ?f611 ?f612 ?f613 ?f614 ?f615 ?f616 ?f617 ?f618 ?f619 ?f620 ?f621 ?f622 ?f623 ?f624 ?f625 ?f626 ?f627 ?f628 ?f629" draw:glue-point-leaving-directions="-90, -90, -90, -90, -90, -90, -90, -90, -90, -90, -90, -90, -90, -90, -90, -90, -90, -90, -90, -90, -90, -90, -90, -90, -90, -90, -90, -90, -90, -90, -90, -90, -90, -90, -90, -90, -90, -90, -90, -90, -90, -90, -90, -90, -90, -90, -90, -90, -90, -90, -90, -90, -90, -90, -90, -90, -90">
              <draw:equation draw:name="f0" draw:formula="0"/>
              <draw:equation draw:name="f1" draw:formula="2172"/>
              <draw:equation draw:name="f2" draw:formula="3966"/>
              <draw:equation draw:name="f3" draw:formula="447"/>
              <draw:equation draw:name="f4" draw:formula="3953"/>
              <draw:equation draw:name="f5" draw:formula="371"/>
              <draw:equation draw:name="f6" draw:formula="3945"/>
              <draw:equation draw:name="f7" draw:formula="234"/>
              <draw:equation draw:name="f8" draw:formula="3927"/>
              <draw:equation draw:name="f9" draw:formula="127"/>
              <draw:equation draw:name="f10" draw:formula="3902"/>
              <draw:equation draw:name="f11" draw:formula="53"/>
              <draw:equation draw:name="f12" draw:formula="3875"/>
              <draw:equation draw:name="f13" draw:formula="33"/>
              <draw:equation draw:name="f14" draw:formula="3860"/>
              <draw:equation draw:name="f15" draw:formula="23"/>
              <draw:equation draw:name="f16" draw:formula="3850"/>
              <draw:equation draw:name="f17" draw:formula="10"/>
              <draw:equation draw:name="f18" draw:formula="3826"/>
              <draw:equation draw:name="f19" draw:formula="1"/>
              <draw:equation draw:name="f20" draw:formula="3757"/>
              <draw:equation draw:name="f21" draw:formula="3655"/>
              <draw:equation draw:name="f22" draw:formula="3480"/>
              <draw:equation draw:name="f23" draw:formula="230"/>
              <draw:equation draw:name="f24" draw:formula="2852"/>
              <draw:equation draw:name="f25" draw:formula="446"/>
              <draw:equation draw:name="f26" draw:formula="2259"/>
              <draw:equation draw:name="f27" draw:formula="631"/>
              <draw:equation draw:name="f28" draw:formula="1755"/>
              <draw:equation draw:name="f29" draw:formula="699"/>
              <draw:equation draw:name="f30" draw:formula="1567"/>
              <draw:equation draw:name="f31" draw:formula="792"/>
              <draw:equation draw:name="f32" draw:formula="1300"/>
              <draw:equation draw:name="f33" draw:formula="801"/>
              <draw:equation draw:name="f34" draw:formula="1264"/>
              <draw:equation draw:name="f35" draw:formula="796"/>
              <draw:equation draw:name="f36" draw:formula="1249"/>
              <draw:equation draw:name="f37" draw:formula="746"/>
              <draw:equation draw:name="f38" draw:formula="1191"/>
              <draw:equation draw:name="f39" draw:formula="709"/>
              <draw:equation draw:name="f40" draw:formula="1156"/>
              <draw:equation draw:name="f41" draw:formula="670"/>
              <draw:equation draw:name="f42" draw:formula="1121"/>
              <draw:equation draw:name="f43" draw:formula="609"/>
              <draw:equation draw:name="f44" draw:formula="1050"/>
              <draw:equation draw:name="f45" draw:formula="561"/>
              <draw:equation draw:name="f46" draw:formula="976"/>
              <draw:equation draw:name="f47" draw:formula="522"/>
              <draw:equation draw:name="f48" draw:formula="891"/>
              <draw:equation draw:name="f49" draw:formula="508"/>
              <draw:equation draw:name="f50" draw:formula="843"/>
              <draw:equation draw:name="f51" draw:formula="494"/>
              <draw:equation draw:name="f52" draw:formula="798"/>
              <draw:equation draw:name="f53" draw:formula="481"/>
              <draw:equation draw:name="f54" draw:formula="710"/>
              <draw:equation draw:name="f55" draw:formula="621"/>
              <draw:equation draw:name="f56" draw:formula="492"/>
              <draw:equation draw:name="f57" draw:formula="532"/>
              <draw:equation draw:name="f58" draw:formula="516"/>
              <draw:equation draw:name="f59" draw:formula="445"/>
              <draw:equation draw:name="f60" draw:formula="552"/>
              <draw:equation draw:name="f61" draw:formula="362"/>
              <draw:equation draw:name="f62" draw:formula="599"/>
              <draw:equation draw:name="f63" draw:formula="285"/>
              <draw:equation draw:name="f64" draw:formula="657"/>
              <draw:equation draw:name="f65" draw:formula="212"/>
              <draw:equation draw:name="f66" draw:formula="690"/>
              <draw:equation draw:name="f67" draw:formula="179"/>
              <draw:equation draw:name="f68" draw:formula="715"/>
              <draw:equation draw:name="f69" draw:formula="158"/>
              <draw:equation draw:name="f70" draw:formula="765"/>
              <draw:equation draw:name="f71" draw:formula="117"/>
              <draw:equation draw:name="f72" draw:formula="819"/>
              <draw:equation draw:name="f73" draw:formula="84"/>
              <draw:equation draw:name="f74" draw:formula="875"/>
              <draw:equation draw:name="f75" draw:formula="56"/>
              <draw:equation draw:name="f76" draw:formula="961"/>
              <draw:equation draw:name="f77" draw:formula="24"/>
              <draw:equation draw:name="f78" draw:formula="1081"/>
              <draw:equation draw:name="f79" draw:formula="1200"/>
              <draw:equation draw:name="f80" draw:formula="1320"/>
              <draw:equation draw:name="f81" draw:formula="1406"/>
              <draw:equation draw:name="f82" draw:formula="1461"/>
              <draw:equation draw:name="f83" draw:formula="1516"/>
              <draw:equation draw:name="f84" draw:formula="1566"/>
              <draw:equation draw:name="f85" draw:formula="1591"/>
              <draw:equation draw:name="f86" draw:formula="1630"/>
              <draw:equation draw:name="f87" draw:formula="220"/>
              <draw:equation draw:name="f88" draw:formula="1698"/>
              <draw:equation draw:name="f89" draw:formula="307"/>
              <draw:equation draw:name="f90" draw:formula="1749"/>
              <draw:equation draw:name="f91" draw:formula="403"/>
              <draw:equation draw:name="f92" draw:formula="1782"/>
              <draw:equation draw:name="f93" draw:formula="505"/>
              <draw:equation draw:name="f94" draw:formula="1799"/>
              <draw:equation draw:name="f95" draw:formula="612"/>
              <draw:equation draw:name="f96" draw:formula="722"/>
              <draw:equation draw:name="f97" draw:formula="833"/>
              <draw:equation draw:name="f98" draw:formula="1746"/>
              <draw:equation draw:name="f99" draw:formula="942"/>
              <draw:equation draw:name="f100" draw:formula="1721"/>
              <draw:equation draw:name="f101" draw:formula="995"/>
              <draw:equation draw:name="f102" draw:formula="1707"/>
              <draw:equation draw:name="f103" draw:formula="1024"/>
              <draw:equation draw:name="f104" draw:formula="1662"/>
              <draw:equation draw:name="f105" draw:formula="1085"/>
              <draw:equation draw:name="f106" draw:formula="1606"/>
              <draw:equation draw:name="f107" draw:formula="1148"/>
              <draw:equation draw:name="f108" draw:formula="1544"/>
              <draw:equation draw:name="f109" draw:formula="1206"/>
              <draw:equation draw:name="f110" draw:formula="1512"/>
              <draw:equation draw:name="f111" draw:formula="1231"/>
              <draw:equation draw:name="f112" draw:formula="1459"/>
              <draw:equation draw:name="f113" draw:formula="1269"/>
              <draw:equation draw:name="f114" draw:formula="1498"/>
              <draw:equation draw:name="f115" draw:formula="1392"/>
              <draw:equation draw:name="f116" draw:formula="1575"/>
              <draw:equation draw:name="f117" draw:formula="1625"/>
              <draw:equation draw:name="f118" draw:formula="1739"/>
              <draw:equation draw:name="f119" draw:formula="2130"/>
              <draw:equation draw:name="f120" draw:formula="1906"/>
              <draw:equation draw:name="f121" draw:formula="2648"/>
              <draw:equation draw:name="f122" draw:formula="1995"/>
              <draw:equation draw:name="f123" draw:formula="2930"/>
              <draw:equation draw:name="f124" draw:formula="2053"/>
              <draw:equation draw:name="f125" draw:formula="3116"/>
              <draw:equation draw:name="f126" draw:formula="2112"/>
              <draw:equation draw:name="f127" draw:formula="3304"/>
              <draw:equation draw:name="f128" draw:formula="2131"/>
              <draw:equation draw:name="f129" draw:formula="3363"/>
              <draw:equation draw:name="f130" draw:formula="2155"/>
              <draw:equation draw:name="f131" draw:formula="3450"/>
              <draw:equation draw:name="f132" draw:formula="2168"/>
              <draw:equation draw:name="f133" draw:formula="3523"/>
              <draw:equation draw:name="f134" draw:formula="3602"/>
              <draw:equation draw:name="f135" draw:formula="3652"/>
              <draw:equation draw:name="f136" draw:formula="3710"/>
              <draw:equation draw:name="f137" draw:formula="3788"/>
              <draw:equation draw:name="f138" draw:formula="2152"/>
              <draw:equation draw:name="f139" draw:formula="3834"/>
              <draw:equation draw:name="f140" draw:formula="2122"/>
              <draw:equation draw:name="f141" draw:formula="3863"/>
              <draw:equation draw:name="f142" draw:formula="2099"/>
              <draw:equation draw:name="f143" draw:formula="3876"/>
              <draw:equation draw:name="f144" draw:formula="2075"/>
              <draw:equation draw:name="f145" draw:formula="3886"/>
              <draw:equation draw:name="f146" draw:formula="1986"/>
              <draw:equation draw:name="f147" draw:formula="3908"/>
              <draw:equation draw:name="f148" draw:formula="1864"/>
              <draw:equation draw:name="f149" draw:formula="3929"/>
              <draw:equation draw:name="f150" draw:formula="1726"/>
              <draw:equation draw:name="f151" draw:formula="3948"/>
              <draw:equation draw:name="f152" draw:formula="1656"/>
              <draw:equation draw:name="f153" draw:formula="3954"/>
              <draw:equation draw:name="f154" draw:formula="1558"/>
              <draw:equation draw:name="f155" draw:formula="3960"/>
              <draw:equation draw:name="f156" draw:formula="1242"/>
              <draw:equation draw:name="f157" draw:formula="874"/>
              <draw:equation draw:name="f158" draw:formula="551"/>
              <draw:equation draw:name="f159" draw:formula="3959"/>
              <draw:equation draw:name="f160" draw:formula="845"/>
              <draw:equation draw:name="f161" draw:formula="3393"/>
              <draw:equation draw:name="f162" draw:formula="870"/>
              <draw:equation draw:name="f163" draw:formula="3380"/>
              <draw:equation draw:name="f164" draw:formula="911"/>
              <draw:equation draw:name="f165" draw:formula="3352"/>
              <draw:equation draw:name="f166" draw:formula="940"/>
              <draw:equation draw:name="f167" draw:formula="3320"/>
              <draw:equation draw:name="f168" draw:formula="3281"/>
              <draw:equation draw:name="f169" draw:formula="973"/>
              <draw:equation draw:name="f170" draw:formula="3237"/>
              <draw:equation draw:name="f171" draw:formula="3183"/>
              <draw:equation draw:name="f172" draw:formula="966"/>
              <draw:equation draw:name="f173" draw:formula="3083"/>
              <draw:equation draw:name="f174" draw:formula="946"/>
              <draw:equation draw:name="f175" draw:formula="2998"/>
              <draw:equation draw:name="f176" draw:formula="930"/>
              <draw:equation draw:name="f177" draw:formula="2919"/>
              <draw:equation draw:name="f178" draw:formula="909"/>
              <draw:equation draw:name="f179" draw:formula="2751"/>
              <draw:equation draw:name="f180" draw:formula="903"/>
              <draw:equation draw:name="f181" draw:formula="2540"/>
              <draw:equation draw:name="f182" draw:formula="913"/>
              <draw:equation draw:name="f183" draw:formula="2258"/>
              <draw:equation draw:name="f184" draw:formula="923"/>
              <draw:equation draw:name="f185" draw:formula="2076"/>
              <draw:equation draw:name="f186" draw:formula="949"/>
              <draw:equation draw:name="f187" draw:formula="1653"/>
              <draw:equation draw:name="f188" draw:formula="954"/>
              <draw:equation draw:name="f189" draw:formula="1477"/>
              <draw:equation draw:name="f190" draw:formula="950"/>
              <draw:equation draw:name="f191" draw:formula="1449"/>
              <draw:equation draw:name="f192" draw:formula="938"/>
              <draw:equation draw:name="f193" draw:formula="1435"/>
              <draw:equation draw:name="f194" draw:formula="925"/>
              <draw:equation draw:name="f195" draw:formula="1430"/>
              <draw:equation draw:name="f196" draw:formula="1423"/>
              <draw:equation draw:name="f197" draw:formula="882"/>
              <draw:equation draw:name="f198" draw:formula="1418"/>
              <draw:equation draw:name="f199" draw:formula="861"/>
              <draw:equation draw:name="f200" draw:formula="1425"/>
              <draw:equation draw:name="f201" draw:formula="849"/>
              <draw:equation draw:name="f202" draw:formula="1443"/>
              <draw:equation draw:name="f203" draw:formula="848"/>
              <draw:equation draw:name="f204" draw:formula="1455"/>
              <draw:equation draw:name="f205" draw:formula="828"/>
              <draw:equation draw:name="f206" draw:formula="1563"/>
              <draw:equation draw:name="f207" draw:formula="680"/>
              <draw:equation draw:name="f208" draw:formula="2193"/>
              <draw:equation draw:name="f209" draw:formula="615"/>
              <draw:equation draw:name="f210" draw:formula="2452"/>
              <draw:equation draw:name="f211" draw:formula="585"/>
              <draw:equation draw:name="f212" draw:formula="2556"/>
              <draw:equation draw:name="f213" draw:formula="2795"/>
              <draw:equation draw:name="f214" draw:formula="472"/>
              <draw:equation draw:name="f215" draw:formula="2891"/>
              <draw:equation draw:name="f216" draw:formula="441"/>
              <draw:equation draw:name="f217" draw:formula="2971"/>
              <draw:equation draw:name="f218" draw:formula="389"/>
              <draw:equation draw:name="f219" draw:formula="3124"/>
              <draw:equation draw:name="f220" draw:formula="355"/>
              <draw:equation draw:name="f221" draw:formula="3252"/>
              <draw:equation draw:name="f222" draw:formula="344"/>
              <draw:equation draw:name="f223" draw:formula="3318"/>
              <draw:equation draw:name="f224" draw:formula="3347"/>
              <draw:equation draw:name="f225" draw:formula="346"/>
              <draw:equation draw:name="f226" draw:formula="3353"/>
              <draw:equation draw:name="f227" draw:formula="387"/>
              <draw:equation draw:name="f228" draw:formula="3385"/>
              <draw:equation draw:name="f229" draw:formula="434"/>
              <draw:equation draw:name="f230" draw:formula="3407"/>
              <draw:equation draw:name="f231" draw:formula="487"/>
              <draw:equation draw:name="f232" draw:formula="3424"/>
              <draw:equation draw:name="f233" draw:formula="514"/>
              <draw:equation draw:name="f234" draw:formula="3432"/>
              <draw:equation draw:name="f235" draw:formula="3438"/>
              <draw:equation draw:name="f236" draw:formula="641"/>
              <draw:equation draw:name="f237" draw:formula="3440"/>
              <draw:equation draw:name="f238" draw:formula="732"/>
              <draw:equation draw:name="f239" draw:formula="3429"/>
              <draw:equation draw:name="f240" draw:formula="813"/>
              <draw:equation draw:name="f241" draw:formula="3408"/>
              <draw:equation draw:name="f242" draw:formula="932"/>
              <draw:equation draw:name="f243" draw:formula="943"/>
              <draw:equation draw:name="f244" draw:formula="951"/>
              <draw:equation draw:name="f245" draw:formula="896"/>
              <draw:equation draw:name="f246" draw:formula="877"/>
              <draw:equation draw:name="f247" draw:formula="811"/>
              <draw:equation draw:name="f248" draw:formula="933"/>
              <draw:equation draw:name="f249" draw:formula="689"/>
              <draw:equation draw:name="f250" draw:formula="606"/>
              <draw:equation draw:name="f251" draw:formula="956"/>
              <draw:equation draw:name="f252" draw:formula="556"/>
              <draw:equation draw:name="f253" draw:formula="510"/>
              <draw:equation draw:name="f254" draw:formula="997"/>
              <draw:equation draw:name="f255" draw:formula="468"/>
              <draw:equation draw:name="f256" draw:formula="1010"/>
              <draw:equation draw:name="f257" draw:formula="450"/>
              <draw:equation draw:name="f258" draw:formula="1023"/>
              <draw:equation draw:name="f259" draw:formula="433"/>
              <draw:equation draw:name="f260" draw:formula="1039"/>
              <draw:equation draw:name="f261" draw:formula="402"/>
              <draw:equation draw:name="f262" draw:formula="1046"/>
              <draw:equation draw:name="f263" draw:formula="375"/>
              <draw:equation draw:name="f264" draw:formula="1042"/>
              <draw:equation draw:name="f265" draw:formula="354"/>
              <draw:equation draw:name="f266" draw:formula="1031"/>
              <draw:equation draw:name="f267" draw:formula="337"/>
              <draw:equation draw:name="f268" draw:formula="327"/>
              <draw:equation draw:name="f269" draw:formula="981"/>
              <draw:equation draw:name="f270" draw:formula="322"/>
              <draw:equation draw:name="f271" draw:formula="323"/>
              <draw:equation draw:name="f272" draw:formula="920"/>
              <draw:equation draw:name="f273" draw:formula="887"/>
              <draw:equation draw:name="f274" draw:formula="334"/>
              <draw:equation draw:name="f275" draw:formula="829"/>
              <draw:equation draw:name="f276" draw:formula="361"/>
              <draw:equation draw:name="f277" draw:formula="782"/>
              <draw:equation draw:name="f278" draw:formula="401"/>
              <draw:equation draw:name="f279" draw:formula="747"/>
              <draw:equation draw:name="f280" draw:formula="723"/>
              <draw:equation draw:name="f281" draw:formula="712"/>
              <draw:equation draw:name="f282" draw:formula="580"/>
              <draw:equation draw:name="f283" draw:formula="658"/>
              <draw:equation draw:name="f284" draw:formula="727"/>
              <draw:equation draw:name="f285" draw:formula="742"/>
              <draw:equation draw:name="f286" draw:formula="739"/>
              <draw:equation draw:name="f287" draw:formula="787"/>
              <draw:equation draw:name="f288" draw:formula="749"/>
              <draw:equation draw:name="f289" draw:formula="814"/>
              <draw:equation draw:name="f290" draw:formula="769"/>
              <draw:equation draw:name="f291" draw:formula="862"/>
              <draw:equation draw:name="f292" draw:formula="902"/>
              <draw:equation draw:name="f293" draw:formula="817"/>
              <draw:equation draw:name="f294" draw:formula="965"/>
              <draw:equation draw:name="f295" draw:formula="?f2 - ?f0"/>
              <draw:equation draw:name="f296" draw:formula="?f1 - ?f0"/>
              <draw:equation draw:name="f297" draw:formula="?f296 / 2172"/>
              <draw:equation draw:name="f298" draw:formula="?f295 / 3966"/>
              <draw:equation draw:name="f299" draw:formula="234 * ?f296"/>
              <draw:equation draw:name="f300" draw:formula="3927 * ?f295"/>
              <draw:equation draw:name="f301" draw:formula="33 * ?f296"/>
              <draw:equation draw:name="f302" draw:formula="3860 * ?f295"/>
              <draw:equation draw:name="f303" draw:formula="1 * ?f296"/>
              <draw:equation draw:name="f304" draw:formula="3757 * ?f295"/>
              <draw:equation draw:name="f305" draw:formula="230 * ?f296"/>
              <draw:equation draw:name="f306" draw:formula="2852 * ?f295"/>
              <draw:equation draw:name="f307" draw:formula="699 * ?f296"/>
              <draw:equation draw:name="f308" draw:formula="1567 * ?f295"/>
              <draw:equation draw:name="f309" draw:formula="796 * ?f296"/>
              <draw:equation draw:name="f310" draw:formula="1249 * ?f295"/>
              <draw:equation draw:name="f311" draw:formula="670 * ?f296"/>
              <draw:equation draw:name="f312" draw:formula="1121 * ?f295"/>
              <draw:equation draw:name="f313" draw:formula="522 * ?f296"/>
              <draw:equation draw:name="f314" draw:formula="891 * ?f295"/>
              <draw:equation draw:name="f315" draw:formula="481 * ?f296"/>
              <draw:equation draw:name="f316" draw:formula="710 * ?f295"/>
              <draw:equation draw:name="f317" draw:formula="516 * ?f296"/>
              <draw:equation draw:name="f318" draw:formula="445 * ?f295"/>
              <draw:equation draw:name="f319" draw:formula="657 * ?f296"/>
              <draw:equation draw:name="f320" draw:formula="212 * ?f295"/>
              <draw:equation draw:name="f321" draw:formula="765 * ?f296"/>
              <draw:equation draw:name="f322" draw:formula="117 * ?f295"/>
              <draw:equation draw:name="f323" draw:formula="961 * ?f296"/>
              <draw:equation draw:name="f324" draw:formula="24 * ?f295"/>
              <draw:equation draw:name="f325" draw:formula="1320 * ?f296"/>
              <draw:equation draw:name="f326" draw:formula="1516 * ?f296"/>
              <draw:equation draw:name="f327" draw:formula="1630 * ?f296"/>
              <draw:equation draw:name="f328" draw:formula="220 * ?f295"/>
              <draw:equation draw:name="f329" draw:formula="1782 * ?f296"/>
              <draw:equation draw:name="f330" draw:formula="505 * ?f295"/>
              <draw:equation draw:name="f331" draw:formula="833 * ?f295"/>
              <draw:equation draw:name="f332" draw:formula="1707 * ?f296"/>
              <draw:equation draw:name="f333" draw:formula="1024 * ?f295"/>
              <draw:equation draw:name="f334" draw:formula="1544 * ?f296"/>
              <draw:equation draw:name="f335" draw:formula="1206 * ?f295"/>
              <draw:equation draw:name="f336" draw:formula="1498 * ?f296"/>
              <draw:equation draw:name="f337" draw:formula="1392 * ?f295"/>
              <draw:equation draw:name="f338" draw:formula="1906 * ?f296"/>
              <draw:equation draw:name="f339" draw:formula="2648 * ?f295"/>
              <draw:equation draw:name="f340" draw:formula="2112 * ?f296"/>
              <draw:equation draw:name="f341" draw:formula="3304 * ?f295"/>
              <draw:equation draw:name="f342" draw:formula="2168 * ?f296"/>
              <draw:equation draw:name="f343" draw:formula="3523 * ?f295"/>
              <draw:equation draw:name="f344" draw:formula="2172 * ?f296"/>
              <draw:equation draw:name="f345" draw:formula="3710 * ?f295"/>
              <draw:equation draw:name="f346" draw:formula="2122 * ?f296"/>
              <draw:equation draw:name="f347" draw:formula="3863 * ?f295"/>
              <draw:equation draw:name="f348" draw:formula="1986 * ?f296"/>
              <draw:equation draw:name="f349" draw:formula="3908 * ?f295"/>
              <draw:equation draw:name="f350" draw:formula="1656 * ?f296"/>
              <draw:equation draw:name="f351" draw:formula="3954 * ?f295"/>
              <draw:equation draw:name="f352" draw:formula="874 * ?f296"/>
              <draw:equation draw:name="f353" draw:formula="3966 * ?f295"/>
              <draw:equation draw:name="f354" draw:formula="845 * ?f296"/>
              <draw:equation draw:name="f355" draw:formula="3393 * ?f295"/>
              <draw:equation draw:name="f356" draw:formula="940 * ?f296"/>
              <draw:equation draw:name="f357" draw:formula="3320 * ?f295"/>
              <draw:equation draw:name="f358" draw:formula="976 * ?f296"/>
              <draw:equation draw:name="f359" draw:formula="3183 * ?f295"/>
              <draw:equation draw:name="f360" draw:formula="930 * ?f296"/>
              <draw:equation draw:name="f361" draw:formula="2919 * ?f295"/>
              <draw:equation draw:name="f362" draw:formula="913 * ?f296"/>
              <draw:equation draw:name="f363" draw:formula="2258 * ?f295"/>
              <draw:equation draw:name="f364" draw:formula="954 * ?f296"/>
              <draw:equation draw:name="f365" draw:formula="1477 * ?f295"/>
              <draw:equation draw:name="f366" draw:formula="925 * ?f296"/>
              <draw:equation draw:name="f367" draw:formula="1430 * ?f295"/>
              <draw:equation draw:name="f368" draw:formula="861 * ?f296"/>
              <draw:equation draw:name="f369" draw:formula="1425 * ?f295"/>
              <draw:equation draw:name="f370" draw:formula="828 * ?f296"/>
              <draw:equation draw:name="f371" draw:formula="1563 * ?f295"/>
              <draw:equation draw:name="f372" draw:formula="585 * ?f296"/>
              <draw:equation draw:name="f373" draw:formula="2556 * ?f295"/>
              <draw:equation draw:name="f374" draw:formula="441 * ?f296"/>
              <draw:equation draw:name="f375" draw:formula="2971 * ?f295"/>
              <draw:equation draw:name="f376" draw:formula="344 * ?f296"/>
              <draw:equation draw:name="f377" draw:formula="3318 * ?f295"/>
              <draw:equation draw:name="f378" draw:formula="355 * ?f296"/>
              <draw:equation draw:name="f379" draw:formula="3363 * ?f295"/>
              <draw:equation draw:name="f380" draw:formula="487 * ?f296"/>
              <draw:equation draw:name="f381" draw:formula="3424 * ?f295"/>
              <draw:equation draw:name="f382" draw:formula="641 * ?f296"/>
              <draw:equation draw:name="f383" draw:formula="3440 * ?f295"/>
              <draw:equation draw:name="f384" draw:formula="951 * ?f296"/>
              <draw:equation draw:name="f385" draw:formula="896 * ?f295"/>
              <draw:equation draw:name="f386" draw:formula="933 * ?f296"/>
              <draw:equation draw:name="f387" draw:formula="689 * ?f295"/>
              <draw:equation draw:name="f388" draw:formula="973 * ?f296"/>
              <draw:equation draw:name="f389" draw:formula="510 * ?f295"/>
              <draw:equation draw:name="f390" draw:formula="1023 * ?f296"/>
              <draw:equation draw:name="f391" draw:formula="433 * ?f295"/>
              <draw:equation draw:name="f392" draw:formula="1042 * ?f296"/>
              <draw:equation draw:name="f393" draw:formula="354 * ?f295"/>
              <draw:equation draw:name="f394" draw:formula="981 * ?f296"/>
              <draw:equation draw:name="f395" draw:formula="322 * ?f295"/>
              <draw:equation draw:name="f396" draw:formula="887 * ?f296"/>
              <draw:equation draw:name="f397" draw:formula="334 * ?f295"/>
              <draw:equation draw:name="f398" draw:formula="747 * ?f296"/>
              <draw:equation draw:name="f399" draw:formula="450 * ?f295"/>
              <draw:equation draw:name="f400" draw:formula="712 * ?f296"/>
              <draw:equation draw:name="f401" draw:formula="658 * ?f295"/>
              <draw:equation draw:name="f402" draw:formula="749 * ?f296"/>
              <draw:equation draw:name="f403" draw:formula="814 * ?f295"/>
              <draw:equation draw:name="f404" draw:formula="817 * ?f296"/>
              <draw:equation draw:name="f405" draw:formula="933 * ?f295"/>
              <draw:equation draw:name="f406" draw:formula="896 * ?f296"/>
              <draw:equation draw:name="f407" draw:formula="965 * ?f295"/>
              <draw:equation draw:name="f408" draw:formula="?f299 / 2172"/>
              <draw:equation draw:name="f409" draw:formula="?f300 / 3966"/>
              <draw:equation draw:name="f410" draw:formula="?f301 / 2172"/>
              <draw:equation draw:name="f411" draw:formula="?f302 / 3966"/>
              <draw:equation draw:name="f412" draw:formula="?f303 / 2172"/>
              <draw:equation draw:name="f413" draw:formula="?f304 / 3966"/>
              <draw:equation draw:name="f414" draw:formula="?f305 / 2172"/>
              <draw:equation draw:name="f415" draw:formula="?f306 / 3966"/>
              <draw:equation draw:name="f416" draw:formula="?f307 / 2172"/>
              <draw:equation draw:name="f417" draw:formula="?f308 / 3966"/>
              <draw:equation draw:name="f418" draw:formula="?f309 / 2172"/>
              <draw:equation draw:name="f419" draw:formula="?f310 / 3966"/>
              <draw:equation draw:name="f420" draw:formula="?f311 / 2172"/>
              <draw:equation draw:name="f421" draw:formula="?f312 / 3966"/>
              <draw:equation draw:name="f422" draw:formula="?f313 / 2172"/>
              <draw:equation draw:name="f423" draw:formula="?f314 / 3966"/>
              <draw:equation draw:name="f424" draw:formula="?f315 / 2172"/>
              <draw:equation draw:name="f425" draw:formula="?f316 / 3966"/>
              <draw:equation draw:name="f426" draw:formula="?f317 / 2172"/>
              <draw:equation draw:name="f427" draw:formula="?f318 / 3966"/>
              <draw:equation draw:name="f428" draw:formula="?f319 / 2172"/>
              <draw:equation draw:name="f429" draw:formula="?f320 / 3966"/>
              <draw:equation draw:name="f430" draw:formula="?f321 / 2172"/>
              <draw:equation draw:name="f431" draw:formula="?f322 / 3966"/>
              <draw:equation draw:name="f432" draw:formula="?f323 / 2172"/>
              <draw:equation draw:name="f433" draw:formula="?f324 / 3966"/>
              <draw:equation draw:name="f434" draw:formula="?f325 / 2172"/>
              <draw:equation draw:name="f435" draw:formula="?f326 / 2172"/>
              <draw:equation draw:name="f436" draw:formula="?f327 / 2172"/>
              <draw:equation draw:name="f437" draw:formula="?f328 / 3966"/>
              <draw:equation draw:name="f438" draw:formula="?f329 / 2172"/>
              <draw:equation draw:name="f439" draw:formula="?f330 / 3966"/>
              <draw:equation draw:name="f440" draw:formula="?f331 / 3966"/>
              <draw:equation draw:name="f441" draw:formula="?f332 / 2172"/>
              <draw:equation draw:name="f442" draw:formula="?f333 / 3966"/>
              <draw:equation draw:name="f443" draw:formula="?f334 / 2172"/>
              <draw:equation draw:name="f444" draw:formula="?f335 / 3966"/>
              <draw:equation draw:name="f445" draw:formula="?f336 / 2172"/>
              <draw:equation draw:name="f446" draw:formula="?f337 / 3966"/>
              <draw:equation draw:name="f447" draw:formula="?f338 / 2172"/>
              <draw:equation draw:name="f448" draw:formula="?f339 / 3966"/>
              <draw:equation draw:name="f449" draw:formula="?f340 / 2172"/>
              <draw:equation draw:name="f450" draw:formula="?f341 / 3966"/>
              <draw:equation draw:name="f451" draw:formula="?f342 / 2172"/>
              <draw:equation draw:name="f452" draw:formula="?f343 / 3966"/>
              <draw:equation draw:name="f453" draw:formula="?f344 / 2172"/>
              <draw:equation draw:name="f454" draw:formula="?f345 / 3966"/>
              <draw:equation draw:name="f455" draw:formula="?f346 / 2172"/>
              <draw:equation draw:name="f456" draw:formula="?f347 / 3966"/>
              <draw:equation draw:name="f457" draw:formula="?f348 / 2172"/>
              <draw:equation draw:name="f458" draw:formula="?f349 / 3966"/>
              <draw:equation draw:name="f459" draw:formula="?f350 / 2172"/>
              <draw:equation draw:name="f460" draw:formula="?f351 / 3966"/>
              <draw:equation draw:name="f461" draw:formula="?f352 / 2172"/>
              <draw:equation draw:name="f462" draw:formula="?f353 / 3966"/>
              <draw:equation draw:name="f463" draw:formula="?f354 / 2172"/>
              <draw:equation draw:name="f464" draw:formula="?f355 / 3966"/>
              <draw:equation draw:name="f465" draw:formula="?f356 / 2172"/>
              <draw:equation draw:name="f466" draw:formula="?f357 / 3966"/>
              <draw:equation draw:name="f467" draw:formula="?f358 / 2172"/>
              <draw:equation draw:name="f468" draw:formula="?f359 / 3966"/>
              <draw:equation draw:name="f469" draw:formula="?f360 / 2172"/>
              <draw:equation draw:name="f470" draw:formula="?f361 / 3966"/>
              <draw:equation draw:name="f471" draw:formula="?f362 / 2172"/>
              <draw:equation draw:name="f472" draw:formula="?f363 / 3966"/>
              <draw:equation draw:name="f473" draw:formula="?f364 / 2172"/>
              <draw:equation draw:name="f474" draw:formula="?f365 / 3966"/>
              <draw:equation draw:name="f475" draw:formula="?f366 / 2172"/>
              <draw:equation draw:name="f476" draw:formula="?f367 / 3966"/>
              <draw:equation draw:name="f477" draw:formula="?f368 / 2172"/>
              <draw:equation draw:name="f478" draw:formula="?f369 / 3966"/>
              <draw:equation draw:name="f479" draw:formula="?f370 / 2172"/>
              <draw:equation draw:name="f480" draw:formula="?f371 / 3966"/>
              <draw:equation draw:name="f481" draw:formula="?f372 / 2172"/>
              <draw:equation draw:name="f482" draw:formula="?f373 / 3966"/>
              <draw:equation draw:name="f483" draw:formula="?f374 / 2172"/>
              <draw:equation draw:name="f484" draw:formula="?f375 / 3966"/>
              <draw:equation draw:name="f485" draw:formula="?f376 / 2172"/>
              <draw:equation draw:name="f486" draw:formula="?f377 / 3966"/>
              <draw:equation draw:name="f487" draw:formula="?f378 / 2172"/>
              <draw:equation draw:name="f488" draw:formula="?f379 / 3966"/>
              <draw:equation draw:name="f489" draw:formula="?f380 / 2172"/>
              <draw:equation draw:name="f490" draw:formula="?f381 / 3966"/>
              <draw:equation draw:name="f491" draw:formula="?f382 / 2172"/>
              <draw:equation draw:name="f492" draw:formula="?f383 / 3966"/>
              <draw:equation draw:name="f493" draw:formula="?f384 / 2172"/>
              <draw:equation draw:name="f494" draw:formula="?f385 / 3966"/>
              <draw:equation draw:name="f495" draw:formula="?f386 / 2172"/>
              <draw:equation draw:name="f496" draw:formula="?f387 / 3966"/>
              <draw:equation draw:name="f497" draw:formula="?f388 / 2172"/>
              <draw:equation draw:name="f498" draw:formula="?f389 / 3966"/>
              <draw:equation draw:name="f499" draw:formula="?f390 / 2172"/>
              <draw:equation draw:name="f500" draw:formula="?f391 / 3966"/>
              <draw:equation draw:name="f501" draw:formula="?f392 / 2172"/>
              <draw:equation draw:name="f502" draw:formula="?f393 / 3966"/>
              <draw:equation draw:name="f503" draw:formula="?f394 / 2172"/>
              <draw:equation draw:name="f504" draw:formula="?f395 / 3966"/>
              <draw:equation draw:name="f505" draw:formula="?f396 / 2172"/>
              <draw:equation draw:name="f506" draw:formula="?f397 / 3966"/>
              <draw:equation draw:name="f507" draw:formula="?f398 / 2172"/>
              <draw:equation draw:name="f508" draw:formula="?f399 / 3966"/>
              <draw:equation draw:name="f509" draw:formula="?f400 / 2172"/>
              <draw:equation draw:name="f510" draw:formula="?f401 / 3966"/>
              <draw:equation draw:name="f511" draw:formula="?f402 / 2172"/>
              <draw:equation draw:name="f512" draw:formula="?f403 / 3966"/>
              <draw:equation draw:name="f513" draw:formula="?f404 / 2172"/>
              <draw:equation draw:name="f514" draw:formula="?f405 / 3966"/>
              <draw:equation draw:name="f515" draw:formula="?f406 / 2172"/>
              <draw:equation draw:name="f516" draw:formula="?f407 / 3966"/>
              <draw:equation draw:name="f517" draw:formula="0 / ?f297"/>
              <draw:equation draw:name="f518" draw:formula="?f1 / ?f297"/>
              <draw:equation draw:name="f519" draw:formula="0 / ?f298"/>
              <draw:equation draw:name="f520" draw:formula="?f2 / ?f298"/>
              <draw:equation draw:name="f521" draw:formula="?f408 / ?f297"/>
              <draw:equation draw:name="f522" draw:formula="?f409 / ?f298"/>
              <draw:equation draw:name="f523" draw:formula="?f410 / ?f297"/>
              <draw:equation draw:name="f524" draw:formula="?f411 / ?f298"/>
              <draw:equation draw:name="f525" draw:formula="?f412 / ?f297"/>
              <draw:equation draw:name="f526" draw:formula="?f413 / ?f298"/>
              <draw:equation draw:name="f527" draw:formula="?f414 / ?f297"/>
              <draw:equation draw:name="f528" draw:formula="?f415 / ?f298"/>
              <draw:equation draw:name="f529" draw:formula="?f416 / ?f297"/>
              <draw:equation draw:name="f530" draw:formula="?f417 / ?f298"/>
              <draw:equation draw:name="f531" draw:formula="?f418 / ?f297"/>
              <draw:equation draw:name="f532" draw:formula="?f419 / ?f298"/>
              <draw:equation draw:name="f533" draw:formula="?f420 / ?f297"/>
              <draw:equation draw:name="f534" draw:formula="?f421 / ?f298"/>
              <draw:equation draw:name="f535" draw:formula="?f422 / ?f297"/>
              <draw:equation draw:name="f536" draw:formula="?f423 / ?f298"/>
              <draw:equation draw:name="f537" draw:formula="?f424 / ?f297"/>
              <draw:equation draw:name="f538" draw:formula="?f425 / ?f298"/>
              <draw:equation draw:name="f539" draw:formula="?f426 / ?f297"/>
              <draw:equation draw:name="f540" draw:formula="?f427 / ?f298"/>
              <draw:equation draw:name="f541" draw:formula="?f428 / ?f297"/>
              <draw:equation draw:name="f542" draw:formula="?f429 / ?f298"/>
              <draw:equation draw:name="f543" draw:formula="?f430 / ?f297"/>
              <draw:equation draw:name="f544" draw:formula="?f431 / ?f298"/>
              <draw:equation draw:name="f545" draw:formula="?f432 / ?f297"/>
              <draw:equation draw:name="f546" draw:formula="?f433 / ?f298"/>
              <draw:equation draw:name="f547" draw:formula="?f434 / ?f297"/>
              <draw:equation draw:name="f548" draw:formula="?f435 / ?f297"/>
              <draw:equation draw:name="f549" draw:formula="?f436 / ?f297"/>
              <draw:equation draw:name="f550" draw:formula="?f437 / ?f298"/>
              <draw:equation draw:name="f551" draw:formula="?f438 / ?f297"/>
              <draw:equation draw:name="f552" draw:formula="?f439 / ?f298"/>
              <draw:equation draw:name="f553" draw:formula="?f440 / ?f298"/>
              <draw:equation draw:name="f554" draw:formula="?f441 / ?f297"/>
              <draw:equation draw:name="f555" draw:formula="?f442 / ?f298"/>
              <draw:equation draw:name="f556" draw:formula="?f443 / ?f297"/>
              <draw:equation draw:name="f557" draw:formula="?f444 / ?f298"/>
              <draw:equation draw:name="f558" draw:formula="?f445 / ?f297"/>
              <draw:equation draw:name="f559" draw:formula="?f446 / ?f298"/>
              <draw:equation draw:name="f560" draw:formula="?f447 / ?f297"/>
              <draw:equation draw:name="f561" draw:formula="?f448 / ?f298"/>
              <draw:equation draw:name="f562" draw:formula="?f449 / ?f297"/>
              <draw:equation draw:name="f563" draw:formula="?f450 / ?f298"/>
              <draw:equation draw:name="f564" draw:formula="?f451 / ?f297"/>
              <draw:equation draw:name="f565" draw:formula="?f452 / ?f298"/>
              <draw:equation draw:name="f566" draw:formula="?f453 / ?f297"/>
              <draw:equation draw:name="f567" draw:formula="?f454 / ?f298"/>
              <draw:equation draw:name="f568" draw:formula="?f455 / ?f297"/>
              <draw:equation draw:name="f569" draw:formula="?f456 / ?f298"/>
              <draw:equation draw:name="f570" draw:formula="?f457 / ?f297"/>
              <draw:equation draw:name="f571" draw:formula="?f458 / ?f298"/>
              <draw:equation draw:name="f572" draw:formula="?f459 / ?f297"/>
              <draw:equation draw:name="f573" draw:formula="?f460 / ?f298"/>
              <draw:equation draw:name="f574" draw:formula="?f461 / ?f297"/>
              <draw:equation draw:name="f575" draw:formula="?f462 / ?f298"/>
              <draw:equation draw:name="f576" draw:formula="?f463 / ?f297"/>
              <draw:equation draw:name="f577" draw:formula="?f464 / ?f298"/>
              <draw:equation draw:name="f578" draw:formula="?f465 / ?f297"/>
              <draw:equation draw:name="f579" draw:formula="?f466 / ?f298"/>
              <draw:equation draw:name="f580" draw:formula="?f467 / ?f297"/>
              <draw:equation draw:name="f581" draw:formula="?f468 / ?f298"/>
              <draw:equation draw:name="f582" draw:formula="?f469 / ?f297"/>
              <draw:equation draw:name="f583" draw:formula="?f470 / ?f298"/>
              <draw:equation draw:name="f584" draw:formula="?f471 / ?f297"/>
              <draw:equation draw:name="f585" draw:formula="?f472 / ?f298"/>
              <draw:equation draw:name="f586" draw:formula="?f473 / ?f297"/>
              <draw:equation draw:name="f587" draw:formula="?f474 / ?f298"/>
              <draw:equation draw:name="f588" draw:formula="?f475 / ?f297"/>
              <draw:equation draw:name="f589" draw:formula="?f476 / ?f298"/>
              <draw:equation draw:name="f590" draw:formula="?f477 / ?f297"/>
              <draw:equation draw:name="f591" draw:formula="?f478 / ?f298"/>
              <draw:equation draw:name="f592" draw:formula="?f479 / ?f297"/>
              <draw:equation draw:name="f593" draw:formula="?f480 / ?f298"/>
              <draw:equation draw:name="f594" draw:formula="?f481 / ?f297"/>
              <draw:equation draw:name="f595" draw:formula="?f482 / ?f298"/>
              <draw:equation draw:name="f596" draw:formula="?f483 / ?f297"/>
              <draw:equation draw:name="f597" draw:formula="?f484 / ?f298"/>
              <draw:equation draw:name="f598" draw:formula="?f485 / ?f297"/>
              <draw:equation draw:name="f599" draw:formula="?f486 / ?f298"/>
              <draw:equation draw:name="f600" draw:formula="?f487 / ?f297"/>
              <draw:equation draw:name="f601" draw:formula="?f488 / ?f298"/>
              <draw:equation draw:name="f602" draw:formula="?f489 / ?f297"/>
              <draw:equation draw:name="f603" draw:formula="?f490 / ?f298"/>
              <draw:equation draw:name="f604" draw:formula="?f491 / ?f297"/>
              <draw:equation draw:name="f605" draw:formula="?f492 / ?f298"/>
              <draw:equation draw:name="f606" draw:formula="?f493 / ?f297"/>
              <draw:equation draw:name="f607" draw:formula="?f494 / ?f298"/>
              <draw:equation draw:name="f608" draw:formula="?f495 / ?f297"/>
              <draw:equation draw:name="f609" draw:formula="?f496 / ?f298"/>
              <draw:equation draw:name="f610" draw:formula="?f497 / ?f297"/>
              <draw:equation draw:name="f611" draw:formula="?f498 / ?f298"/>
              <draw:equation draw:name="f612" draw:formula="?f499 / ?f297"/>
              <draw:equation draw:name="f613" draw:formula="?f500 / ?f298"/>
              <draw:equation draw:name="f614" draw:formula="?f501 / ?f297"/>
              <draw:equation draw:name="f615" draw:formula="?f502 / ?f298"/>
              <draw:equation draw:name="f616" draw:formula="?f503 / ?f297"/>
              <draw:equation draw:name="f617" draw:formula="?f504 / ?f298"/>
              <draw:equation draw:name="f618" draw:formula="?f505 / ?f297"/>
              <draw:equation draw:name="f619" draw:formula="?f506 / ?f298"/>
              <draw:equation draw:name="f620" draw:formula="?f507 / ?f297"/>
              <draw:equation draw:name="f621" draw:formula="?f508 / ?f298"/>
              <draw:equation draw:name="f622" draw:formula="?f509 / ?f297"/>
              <draw:equation draw:name="f623" draw:formula="?f510 / ?f298"/>
              <draw:equation draw:name="f624" draw:formula="?f511 / ?f297"/>
              <draw:equation draw:name="f625" draw:formula="?f512 / ?f298"/>
              <draw:equation draw:name="f626" draw:formula="?f513 / ?f297"/>
              <draw:equation draw:name="f627" draw:formula="?f514 / ?f298"/>
              <draw:equation draw:name="f628" draw:formula="?f515 / ?f297"/>
              <draw:equation draw:name="f629" draw:formula="?f516 / ?f298"/>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und Inhal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bschnitts">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Nur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alt mit Über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it Über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und vertikaler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kaler Titel u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Formatvorlagen des Textmasters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0.91667in" svg:y="6.95139in" svg:width="3in" svg:height="0.39931in" presentation:class="date-time" presentation:placeholder="false">
        <draw:text-box>
          <text:p text:style-name="a22" text:class-names="" text:cond-style-name=""><text:span text:style-name="a20" text:class-names=""><text:date text:fixed="false" style:data-style-name="a21">28.03.2020</text:date></text:span></text:p>
        </draw:text-box>
        <svg:title/>
        <svg:desc/>
      </draw:frame>
      <draw:frame draw:id="id3" presentation:style-name="a26" draw:name="Fußzeilenplatzhalt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9.41667in" svg:y="6.95139in" svg:width="3in" svg:height="0.39931in" presentation:class="page-number" presentation:placeholder="false">
        <draw:text-box>
          <text:p text:style-name="a28" text:class-names="" text:cond-style-name=""><text:span text:style-name="a27" text:class-names=""><text:page-number style:num-format="1" text:fixed="false">‹Nr.›</text:page-number></text:span></text:p>
        </draw:text-box>
        <svg:title/>
        <svg:desc/>
      </draw:frame>
      <presentation:notes style:page-layout-name="pageLayout2" draw:style-name="a59">
        <draw:frame draw:id="id5" presentation:style-name="a32" draw:name="Kopfzeilenplatzhalt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umsplatzhalter 2" svg:x="4.24826in" svg:y="0in" svg:width="3.25in" svg:height="0.50174in" presentation:class="date-time" presentation:placeholder="false">
          <draw:text-box>
            <text:p text:style-name="a35" text:class-names="" text:cond-style-name=""><text:span text:style-name="a33" text:class-names=""><text:date text:fixed="false" style:data-style-name="a34">28.03.2020</text:date></text:span></text:p>
          </draw:text-box>
          <svg:title/>
          <svg:desc/>
        </draw:frame>
        <draw:page-thumbnail svg:x="0.75in" svg:y="1.25in" svg:width="6in" svg:height="3.375in" presentation:class="page" draw:id="id7" presentation:style-name="a37" draw:name="Folienbildplatzhalter 3">
          <svg:title/>
          <svg:desc/>
        </draw:page-thumbnail>
        <draw:frame draw:id="id8" presentation:style-name="a52" draw:name="Notizenplatzhalter 4" svg:x="0.75in" svg:y="4.8125in" svg:width="6in" svg:height="3.9375in" presentation:class="notes" presentation:placeholder="false">
          <draw:text-box>
            <text:p text:style-name="a39" text:class-names="" text:cond-style-name=""><text:span text:style-name="a38" text:class-names="">Formatvorlagen des Textmasters bearbeiten</text:span></text:p>
            <text:list text:style-name="a42">
              <text:list-item>
                <text:list text:style-name="a42">
                  <text:list-item>
                    <text:p text:style-name="a41" text:class-names="" text:cond-style-name=""><text:span text:style-name="a40" text:class-names="">Zweite Ebene</text:span></text:p>
                  </text:list-item>
                </text:list>
              </text:list-item>
            </text:list>
            <text:list text:style-name="a45">
              <text:list-item>
                <text:list text:style-name="a45">
                  <text:list-item>
                    <text:list text:style-name="a45">
                      <text:list-item>
                        <text:p text:style-name="a44" text:class-names="" text:cond-style-name=""><text:span text:style-name="a43" text:class-names="">Dritte Eben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Vierte Ebene</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ünfte Ebene</text:span></text:p>
                              </text:list-item>
                            </text:list>
                          </text:list-item>
                        </text:list>
                      </text:list-item>
                    </text:list>
                  </text:list-item>
                </text:list>
              </text:list-item>
            </text:list>
          </draw:text-box>
          <svg:title/>
          <svg:desc/>
        </draw:frame>
        <draw:frame draw:id="id9" presentation:style-name="a55" draw:name="Fußzeilenplatzhalt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Foliennummernplatzhalter 6" svg:x="4.24826in" svg:y="9.49826in" svg:width="3.25in" svg:height="0.50174in" presentation:class="page-number" presentation:placeholder="false">
          <draw:text-box>
            <text:p text:style-name="a57" text:class-names="" text:cond-style-name=""><text:span text:style-name="a56" text:class-names=""><text:page-number style:num-format="1" text:fixed="false">‹Nr.›</text:page-number></text:span></text:p>
          </draw:text-box>
          <svg:title/>
          <svg:desc/>
        </draw:frame>
      </presentation:notes>
    </style:master-page>
    <style:master-page style:name="Master1-Layout1-title-Titelfolie" style:page-layout-name="pageLayout1" draw:style-name="a60">
      <draw:frame draw:id="id11" presentation:style-name="a63" draw:name="Titel 1" svg:x="1.66667in" svg:y="1.22743in" svg:width="10in" svg:height="2.61111in" presentation:class="title" presentation:placeholder="false">
        <draw:text-box>
          <text:p text:style-name="a62" text:class-names="" text:cond-style-name=""><text:span text:style-name="a61" text:class-names="">Titelmasterformat durch Klicken bearbeiten</text:span></text:p>
        </draw:text-box>
        <svg:title/>
        <svg:desc/>
      </draw:frame>
      <draw:frame draw:id="id12" presentation:style-name="a66" draw:name="Untertitel 2" svg:x="1.66667in" svg:y="3.93924in" svg:width="10in" svg:height="1.81076in" presentation:class="subtitle" presentation:placeholder="false">
        <draw:text-box>
          <text:p text:style-name="a65" text:class-names="" text:cond-style-name=""><text:span text:style-name="a64" text:class-names="">Formatvorlage des Untertitelmasters durch Klicken bearbeiten</text:span></text:p>
        </draw:text-box>
        <svg:title/>
        <svg:desc/>
      </draw:frame>
      <draw:frame draw:id="id13" presentation:style-name="a70" draw:name="Datumsplatzhalter 3" svg:x="0.91667in" svg:y="6.95139in" svg:width="3in" svg:height="0.39931in" presentation:class="date-time" presentation:placeholder="false">
        <draw:text-box>
          <text:p text:style-name="a69" text:class-names="" text:cond-style-name=""><text:span text:style-name="a67" text:class-names=""><text:date text:fixed="false" style:data-style-name="a68">28.03.2020</text:date></text:span></text:p>
        </draw:text-box>
        <svg:title/>
        <svg:desc/>
      </draw:frame>
      <draw:frame draw:id="id14" presentation:style-name="a73" draw:name="Fußzeilenplatzhalt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Foliennummernplatzhalter 5" svg:x="9.41667in" svg:y="6.95139in" svg:width="3in" svg:height="0.39931in" presentation:class="page-number" presentation:placeholder="false">
        <draw:text-box>
          <text:p text:style-name="a75" text:class-names="" text:cond-style-name=""><text:span text:style-name="a74" text:class-names=""><text:page-number style:num-format="1" text:fixed="false">‹Nr.›</text:page-number></text:span></text:p>
        </draw:text-box>
        <svg:title/>
        <svg:desc/>
      </draw:frame>
      <presentation:notes style:page-layout-name="pageLayout2" draw:style-name="a106">
        <draw:frame draw:id="id5" presentation:style-name="a79" draw:name="Kopfzeilenplatzhalt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umsplatzhalter 2" svg:x="4.24826in" svg:y="0in" svg:width="3.25in" svg:height="0.50174in" presentation:class="date-time" presentation:placeholder="false">
          <draw:text-box>
            <text:p text:style-name="a82" text:class-names="" text:cond-style-name=""><text:span text:style-name="a80" text:class-names=""><text:date text:fixed="false" style:data-style-name="a81">28.03.2020</text:date></text:span></text:p>
          </draw:text-box>
          <svg:title/>
          <svg:desc/>
        </draw:frame>
        <draw:page-thumbnail svg:x="0.75in" svg:y="1.25in" svg:width="6in" svg:height="3.375in" presentation:class="page" draw:id="id7" presentation:style-name="a84" draw:name="Folienbildplatzhalter 3">
          <svg:title/>
          <svg:desc/>
        </draw:page-thumbnail>
        <draw:frame draw:id="id8" presentation:style-name="a99" draw:name="Notizenplatzhalter 4" svg:x="0.75in" svg:y="4.8125in" svg:width="6in" svg:height="3.9375in" presentation:class="notes" presentation:placeholder="false">
          <draw:text-box>
            <text:p text:style-name="a86" text:class-names="" text:cond-style-name=""><text:span text:style-name="a85" text:class-names="">Formatvorlagen des Textmasters bearbeiten</text:span></text:p>
            <text:list text:style-name="a89">
              <text:list-item>
                <text:list text:style-name="a89">
                  <text:list-item>
                    <text:p text:style-name="a88" text:class-names="" text:cond-style-name=""><text:span text:style-name="a87" text:class-names="">Zweite Ebene</text:span></text:p>
                  </text:list-item>
                </text:list>
              </text:list-item>
            </text:list>
            <text:list text:style-name="a92">
              <text:list-item>
                <text:list text:style-name="a92">
                  <text:list-item>
                    <text:list text:style-name="a92">
                      <text:list-item>
                        <text:p text:style-name="a91" text:class-names="" text:cond-style-name=""><text:span text:style-name="a90" text:class-names="">Dritte Eben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Vierte Ebene</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ünfte Ebene</text:span></text:p>
                              </text:list-item>
                            </text:list>
                          </text:list-item>
                        </text:list>
                      </text:list-item>
                    </text:list>
                  </text:list-item>
                </text:list>
              </text:list-item>
            </text:list>
          </draw:text-box>
          <svg:title/>
          <svg:desc/>
        </draw:frame>
        <draw:frame draw:id="id9" presentation:style-name="a102" draw:name="Fußzeilenplatzhalt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Foliennummernplatzhalter 6" svg:x="4.24826in" svg:y="9.49826in" svg:width="3.25in" svg:height="0.50174in" presentation:class="page-number" presentation:placeholder="false">
          <draw:text-box>
            <text:p text:style-name="a104" text:class-names="" text:cond-style-name=""><text:span text:style-name="a103" text:class-names=""><text:page-number style:num-format="1" text:fixed="false">‹Nr.›</text:page-number></text:span></text:p>
          </draw:text-box>
          <svg:title/>
          <svg:desc/>
        </draw:frame>
      </presentation:notes>
    </style:master-page>
    <style:master-page style:name="Master1-Layout2-obj-Titel-und-Inhalt" style:page-layout-name="pageLayout1" draw:style-name="a107">
      <draw:frame draw:id="id16" presentation:style-name="a110" draw:name="Titel 1" svg:x="0.91667in" svg:y="0.39931in" svg:width="11.5in" svg:height="1.44965in" presentation:class="title" presentation:placeholder="false">
        <draw:text-box>
          <text:p text:style-name="a109" text:class-names="" text:cond-style-name=""><text:span text:style-name="a108" text:class-names="">Titelmasterformat durch Klicken bearbeiten</text:span></text:p>
        </draw:text-box>
        <svg:title/>
        <svg:desc/>
      </draw:frame>
      <draw:frame draw:id="id17" presentation:style-name="a126" draw:name="Inhaltsplatzhalter 2" svg:x="0.91667in" svg:y="1.99653in" svg:width="11.5in" svg:height="4.75868in" presentation:class="object" presentation:placeholder="false">
        <draw:text-box>
          <text:list text:style-name="a113">
            <text:list-item>
              <text:p text:style-name="a112" text:class-names="" text:cond-style-name=""><text:span text:style-name="a111" text:class-names="">Formatvorlagen des Textmasters bearbeiten</text:span></text:p>
            </text:list-item>
          </text:list>
          <text:list text:style-name="a116">
            <text:list-item>
              <text:list text:style-name="a116">
                <text:list-item>
                  <text:p text:style-name="a115" text:class-names="" text:cond-style-name=""><text:span text:style-name="a114" text:class-names="">Zweite Ebene</text:span></text:p>
                </text:list-item>
              </text:list>
            </text:list-item>
          </text:list>
          <text:list text:style-name="a119">
            <text:list-item>
              <text:list text:style-name="a119">
                <text:list-item>
                  <text:list text:style-name="a119">
                    <text:list-item>
                      <text:p text:style-name="a118" text:class-names="" text:cond-style-name=""><text:span text:style-name="a117" text:class-names="">Dritte Eben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Vierte Ebene</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ünfte Ebene</text:span></text:p>
                            </text:list-item>
                          </text:list>
                        </text:list-item>
                      </text:list>
                    </text:list-item>
                  </text:list>
                </text:list-item>
              </text:list>
            </text:list-item>
          </text:list>
        </draw:text-box>
        <svg:title/>
        <svg:desc/>
      </draw:frame>
      <draw:frame draw:id="id18" presentation:style-name="a130" draw:name="Datumsplatzhalter 3" svg:x="0.91667in" svg:y="6.95139in" svg:width="3in" svg:height="0.39931in" presentation:class="date-time" presentation:placeholder="false">
        <draw:text-box>
          <text:p text:style-name="a129" text:class-names="" text:cond-style-name=""><text:span text:style-name="a127" text:class-names=""><text:date text:fixed="false" style:data-style-name="a128">28.03.2020</text:date></text:span></text:p>
        </draw:text-box>
        <svg:title/>
        <svg:desc/>
      </draw:frame>
      <draw:frame draw:id="id19" presentation:style-name="a133" draw:name="Fußzeilenplatzhalt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Foliennummernplatzhalter 5" svg:x="9.41667in" svg:y="6.95139in" svg:width="3in" svg:height="0.39931in" presentation:class="page-number" presentation:placeholder="false">
        <draw:text-box>
          <text:p text:style-name="a135" text:class-names="" text:cond-style-name=""><text:span text:style-name="a134" text:class-names=""><text:page-number style:num-format="1" text:fixed="false">‹Nr.›</text:page-number></text:span></text:p>
        </draw:text-box>
        <svg:title/>
        <svg:desc/>
      </draw:frame>
      <presentation:notes style:page-layout-name="pageLayout2" draw:style-name="a166">
        <draw:frame draw:id="id5" presentation:style-name="a139" draw:name="Kopfzeilenplatzhalt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umsplatzhalter 2" svg:x="4.24826in" svg:y="0in" svg:width="3.25in" svg:height="0.50174in" presentation:class="date-time" presentation:placeholder="false">
          <draw:text-box>
            <text:p text:style-name="a142" text:class-names="" text:cond-style-name=""><text:span text:style-name="a140" text:class-names=""><text:date text:fixed="false" style:data-style-name="a141">28.03.2020</text:date></text:span></text:p>
          </draw:text-box>
          <svg:title/>
          <svg:desc/>
        </draw:frame>
        <draw:page-thumbnail svg:x="0.75in" svg:y="1.25in" svg:width="6in" svg:height="3.375in" presentation:class="page" draw:id="id7" presentation:style-name="a144" draw:name="Folienbildplatzhalter 3">
          <svg:title/>
          <svg:desc/>
        </draw:page-thumbnail>
        <draw:frame draw:id="id8" presentation:style-name="a159" draw:name="Notizenplatzhalter 4" svg:x="0.75in" svg:y="4.8125in" svg:width="6in" svg:height="3.9375in" presentation:class="notes" presentation:placeholder="false">
          <draw:text-box>
            <text:p text:style-name="a146" text:class-names="" text:cond-style-name=""><text:span text:style-name="a145" text:class-names="">Formatvorlagen des Textmasters bearbeiten</text:span></text:p>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9" presentation:style-name="a162" draw:name="Fußzeilenplatzhalt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24826in" svg:y="9.49826in" svg:width="3.25in" svg:height="0.50174in" presentation:class="page-number" presentation:placeholder="false">
          <draw:text-box>
            <text:p text:style-name="a164" text:class-names="" text:cond-style-name=""><text:span text:style-name="a163" text:class-names=""><text:page-number style:num-format="1" text:fixed="false">‹Nr.›</text:page-number></text:span></text:p>
          </draw:text-box>
          <svg:title/>
          <svg:desc/>
        </draw:frame>
      </presentation:notes>
    </style:master-page>
    <style:master-page style:name="Master1-Layout3-secHead-Abschnitts" style:page-layout-name="pageLayout1" draw:style-name="a167">
      <draw:frame draw:id="id21" presentation:style-name="a170" draw:name="Titel 1" svg:x="0.90972in" svg:y="1.86979in" svg:width="11.5in" svg:height="3.11979in" presentation:class="title" presentation:placeholder="false">
        <draw:text-box>
          <text:p text:style-name="a169" text:class-names="" text:cond-style-name=""><text:span text:style-name="a168" text:class-names="">Titelmasterformat durch Klicken bearbeiten</text:span></text:p>
        </draw:text-box>
        <svg:title/>
        <svg:desc/>
      </draw:frame>
      <draw:frame draw:id="id22" presentation:style-name="a174" draw:name="Textplatzhalter 2" svg:x="0.90972in" svg:y="5.0191in" svg:width="11.5in" svg:height="1.64062in" presentation:class="outline" presentation:placeholder="false">
        <draw:text-box>
          <text:list text:style-name="a173">
            <text:list-item>
              <text:p text:style-name="a172" text:class-names="" text:cond-style-name=""><text:span text:style-name="a171" text:class-names="">Formatvorlagen des Textmasters bearbeiten</text:span></text:p>
            </text:list-item>
          </text:list>
        </draw:text-box>
        <svg:title/>
        <svg:desc/>
      </draw:frame>
      <draw:frame draw:id="id23" presentation:style-name="a178" draw:name="Datumsplatzhalter 3" svg:x="0.91667in" svg:y="6.95139in" svg:width="3in" svg:height="0.39931in" presentation:class="date-time" presentation:placeholder="false">
        <draw:text-box>
          <text:p text:style-name="a177" text:class-names="" text:cond-style-name=""><text:span text:style-name="a175" text:class-names=""><text:date text:fixed="false" style:data-style-name="a176">28.03.2020</text:date></text:span></text:p>
        </draw:text-box>
        <svg:title/>
        <svg:desc/>
      </draw:frame>
      <draw:frame draw:id="id24" presentation:style-name="a181" draw:name="Fußzeilenplatzhalt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Foliennummernplatzhalter 5" svg:x="9.41667in" svg:y="6.95139in" svg:width="3in" svg:height="0.39931in" presentation:class="page-number" presentation:placeholder="false">
        <draw:text-box>
          <text:p text:style-name="a183" text:class-names="" text:cond-style-name=""><text:span text:style-name="a182" text:class-names=""><text:page-number style:num-format="1" text:fixed="false">‹Nr.›</text:page-number></text:span></text:p>
        </draw:text-box>
        <svg:title/>
        <svg:desc/>
      </draw:frame>
      <presentation:notes style:page-layout-name="pageLayout2" draw:style-name="a214">
        <draw:frame draw:id="id5" presentation:style-name="a187" draw:name="Kopfzeilenplatzhalt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umsplatzhalter 2" svg:x="4.24826in" svg:y="0in" svg:width="3.25in" svg:height="0.50174in" presentation:class="date-time" presentation:placeholder="false">
          <draw:text-box>
            <text:p text:style-name="a190" text:class-names="" text:cond-style-name=""><text:span text:style-name="a188" text:class-names=""><text:date text:fixed="false" style:data-style-name="a189">28.03.2020</text:date></text:span></text:p>
          </draw:text-box>
          <svg:title/>
          <svg:desc/>
        </draw:frame>
        <draw:page-thumbnail svg:x="0.75in" svg:y="1.25in" svg:width="6in" svg:height="3.375in" presentation:class="page" draw:id="id7" presentation:style-name="a192" draw:name="Folienbildplatzhalter 3">
          <svg:title/>
          <svg:desc/>
        </draw:page-thumbnail>
        <draw:frame draw:id="id8" presentation:style-name="a207" draw:name="Notizenplatzhalter 4" svg:x="0.75in" svg:y="4.8125in" svg:width="6in" svg:height="3.9375in" presentation:class="notes" presentation:placeholder="false">
          <draw:text-box>
            <text:p text:style-name="a194" text:class-names="" text:cond-style-name=""><text:span text:style-name="a193" text:class-names="">Formatvorlagen des Textmasters bearbeiten</text:span></text:p>
            <text:list text:style-name="a197">
              <text:list-item>
                <text:list text:style-name="a197">
                  <text:list-item>
                    <text:p text:style-name="a196" text:class-names="" text:cond-style-name=""><text:span text:style-name="a195" text:class-names="">Zweite Ebene</text:span></text:p>
                  </text:list-item>
                </text:list>
              </text:list-item>
            </text:list>
            <text:list text:style-name="a200">
              <text:list-item>
                <text:list text:style-name="a200">
                  <text:list-item>
                    <text:list text:style-name="a200">
                      <text:list-item>
                        <text:p text:style-name="a199" text:class-names="" text:cond-style-name=""><text:span text:style-name="a198" text:class-names="">Dritte Eben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Vierte Ebene</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ünfte Ebene</text:span></text:p>
                              </text:list-item>
                            </text:list>
                          </text:list-item>
                        </text:list>
                      </text:list-item>
                    </text:list>
                  </text:list-item>
                </text:list>
              </text:list-item>
            </text:list>
          </draw:text-box>
          <svg:title/>
          <svg:desc/>
        </draw:frame>
        <draw:frame draw:id="id9" presentation:style-name="a210" draw:name="Fußzeilenplatzhalt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Foliennummernplatzhalter 6" svg:x="4.24826in" svg:y="9.49826in" svg:width="3.25in" svg:height="0.50174in" presentation:class="page-number" presentation:placeholder="false">
          <draw:text-box>
            <text:p text:style-name="a212" text:class-names="" text:cond-style-name=""><text:span text:style-name="a211" text:class-names=""><text:page-number style:num-format="1" text:fixed="false">‹Nr.›</text:page-number></text:span></text:p>
          </draw:text-box>
          <svg:title/>
          <svg:desc/>
        </draw:frame>
      </presentation:notes>
    </style:master-page>
    <style:master-page style:name="Master1-Layout4-twoObj-Zwei-Inhalte" style:page-layout-name="pageLayout1" draw:style-name="a215">
      <draw:frame draw:id="id26" presentation:style-name="a218" draw:name="Titel 1" svg:x="0.91667in" svg:y="0.39931in" svg:width="11.5in" svg:height="1.44965in" presentation:class="title" presentation:placeholder="false">
        <draw:text-box>
          <text:p text:style-name="a217" text:class-names="" text:cond-style-name=""><text:span text:style-name="a216" text:class-names="">Titelmasterformat durch Klicken bearbeiten</text:span></text:p>
        </draw:text-box>
        <svg:title/>
        <svg:desc/>
      </draw:frame>
      <draw:frame draw:id="id27" presentation:style-name="a234" draw:name="Inhaltsplatzhalter 2" svg:x="0.91667in" svg:y="1.99653in" svg:width="5.66667in" svg:height="4.75868in" presentation:class="object" presentation:placeholder="false">
        <draw:text-box>
          <text:list text:style-name="a221">
            <text:list-item>
              <text:p text:style-name="a220" text:class-names="" text:cond-style-name=""><text:span text:style-name="a219" text:class-names="">Formatvorlagen des Textmasters bearbeiten</text:span></text:p>
            </text:list-item>
          </text:list>
          <text:list text:style-name="a224">
            <text:list-item>
              <text:list text:style-name="a224">
                <text:list-item>
                  <text:p text:style-name="a223" text:class-names="" text:cond-style-name=""><text:span text:style-name="a222" text:class-names="">Zweite Ebene</text:span></text:p>
                </text:list-item>
              </text:list>
            </text:list-item>
          </text:list>
          <text:list text:style-name="a227">
            <text:list-item>
              <text:list text:style-name="a227">
                <text:list-item>
                  <text:list text:style-name="a227">
                    <text:list-item>
                      <text:p text:style-name="a226" text:class-names="" text:cond-style-name=""><text:span text:style-name="a225" text:class-names="">Dritte Eben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Vierte Ebene</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ünfte Ebene</text:span></text:p>
                            </text:list-item>
                          </text:list>
                        </text:list-item>
                      </text:list>
                    </text:list-item>
                  </text:list>
                </text:list-item>
              </text:list>
            </text:list-item>
          </text:list>
        </draw:text-box>
        <svg:title/>
        <svg:desc/>
      </draw:frame>
      <draw:frame draw:id="id28" presentation:style-name="a250" draw:name="Inhaltsplatzhalter 3" svg:x="6.75in" svg:y="1.99653in" svg:width="5.66667in" svg:height="4.75868in" presentation:class="object" presentation:placeholder="false">
        <draw:text-box>
          <text:list text:style-name="a237">
            <text:list-item>
              <text:p text:style-name="a236" text:class-names="" text:cond-style-name=""><text:span text:style-name="a235" text:class-names="">Formatvorlagen des Textmasters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frame draw:id="id29" presentation:style-name="a254" draw:name="Datumsplatzhalter 4" svg:x="0.91667in" svg:y="6.95139in" svg:width="3in" svg:height="0.39931in" presentation:class="date-time" presentation:placeholder="false">
        <draw:text-box>
          <text:p text:style-name="a253" text:class-names="" text:cond-style-name=""><text:span text:style-name="a251" text:class-names=""><text:date text:fixed="false" style:data-style-name="a252">28.03.2020</text:date></text:span></text:p>
        </draw:text-box>
        <svg:title/>
        <svg:desc/>
      </draw:frame>
      <draw:frame draw:id="id30" presentation:style-name="a257" draw:name="Fußzeilenplatzhalt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Foliennummernplatzhalter 6" svg:x="9.41667in" svg:y="6.95139in" svg:width="3in" svg:height="0.39931in" presentation:class="page-number" presentation:placeholder="false">
        <draw:text-box>
          <text:p text:style-name="a259" text:class-names="" text:cond-style-name=""><text:span text:style-name="a258" text:class-names=""><text:page-number style:num-format="1" text:fixed="false">‹Nr.›</text:page-number></text:span></text:p>
        </draw:text-box>
        <svg:title/>
        <svg:desc/>
      </draw:frame>
      <presentation:notes style:page-layout-name="pageLayout2" draw:style-name="a290">
        <draw:frame draw:id="id5" presentation:style-name="a263" draw:name="Kopfzeilenplatzhalt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umsplatzhalter 2" svg:x="4.24826in" svg:y="0in" svg:width="3.25in" svg:height="0.50174in" presentation:class="date-time" presentation:placeholder="false">
          <draw:text-box>
            <text:p text:style-name="a266" text:class-names="" text:cond-style-name=""><text:span text:style-name="a264" text:class-names=""><text:date text:fixed="false" style:data-style-name="a265">28.03.2020</text:date></text:span></text:p>
          </draw:text-box>
          <svg:title/>
          <svg:desc/>
        </draw:frame>
        <draw:page-thumbnail svg:x="0.75in" svg:y="1.25in" svg:width="6in" svg:height="3.375in" presentation:class="page" draw:id="id7" presentation:style-name="a268" draw:name="Folienbildplatzhalter 3">
          <svg:title/>
          <svg:desc/>
        </draw:page-thumbnail>
        <draw:frame draw:id="id8" presentation:style-name="a283" draw:name="Notizenplatzhalter 4" svg:x="0.75in" svg:y="4.8125in" svg:width="6in" svg:height="3.9375in" presentation:class="notes" presentation:placeholder="false">
          <draw:text-box>
            <text:p text:style-name="a270" text:class-names="" text:cond-style-name=""><text:span text:style-name="a269" text:class-names="">Formatvorlagen des Textmasters bearbeiten</text:span></text:p>
            <text:list text:style-name="a273">
              <text:list-item>
                <text:list text:style-name="a273">
                  <text:list-item>
                    <text:p text:style-name="a272" text:class-names="" text:cond-style-name=""><text:span text:style-name="a271" text:class-names="">Zweite Ebene</text:span></text:p>
                  </text:list-item>
                </text:list>
              </text:list-item>
            </text:list>
            <text:list text:style-name="a276">
              <text:list-item>
                <text:list text:style-name="a276">
                  <text:list-item>
                    <text:list text:style-name="a276">
                      <text:list-item>
                        <text:p text:style-name="a275" text:class-names="" text:cond-style-name=""><text:span text:style-name="a274" text:class-names="">Dritte Eben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Vierte Ebene</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ünfte Ebene</text:span></text:p>
                              </text:list-item>
                            </text:list>
                          </text:list-item>
                        </text:list>
                      </text:list-item>
                    </text:list>
                  </text:list-item>
                </text:list>
              </text:list-item>
            </text:list>
          </draw:text-box>
          <svg:title/>
          <svg:desc/>
        </draw:frame>
        <draw:frame draw:id="id9" presentation:style-name="a286" draw:name="Fußzeilenplatzhalt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Foliennummernplatzhalter 6" svg:x="4.24826in" svg:y="9.49826in" svg:width="3.25in" svg:height="0.50174in" presentation:class="page-number" presentation:placeholder="false">
          <draw:text-box>
            <text:p text:style-name="a288" text:class-names="" text:cond-style-name=""><text:span text:style-name="a287" text:class-names=""><text:page-number style:num-format="1" text:fixed="false">‹Nr.›</text:page-number></text:span></text:p>
          </draw:text-box>
          <svg:title/>
          <svg:desc/>
        </draw:frame>
      </presentation:notes>
    </style:master-page>
    <style:master-page style:name="Master1-Layout5-twoTxTwoObj-Vergleich" style:page-layout-name="pageLayout1" draw:style-name="a291">
      <draw:frame draw:id="id32" presentation:style-name="a294" draw:name="Titel 1" svg:x="0.9184in" svg:y="0.39931in" svg:width="11.5in" svg:height="1.44965in" presentation:class="title" presentation:placeholder="false">
        <draw:text-box>
          <text:p text:style-name="a293" text:class-names="" text:cond-style-name=""><text:span text:style-name="a292" text:class-names="">Titelmasterformat durch Klicken bearbeiten</text:span></text:p>
        </draw:text-box>
        <svg:title/>
        <svg:desc/>
      </draw:frame>
      <draw:frame draw:id="id33" presentation:style-name="a298" draw:name="Textplatzhalter 2" svg:x="0.9184in" svg:y="1.83854in" svg:width="5.64062in" svg:height="0.90104in" presentation:class="outline" presentation:placeholder="false">
        <draw:text-box>
          <text:list text:style-name="a297">
            <text:list-item>
              <text:p text:style-name="a296" text:class-names="" text:cond-style-name=""><text:span text:style-name="a295" text:class-names="">Formatvorlagen des Textmasters bearbeiten</text:span></text:p>
            </text:list-item>
          </text:list>
        </draw:text-box>
        <svg:title/>
        <svg:desc/>
      </draw:frame>
      <draw:frame draw:id="id34" presentation:style-name="a314" draw:name="Inhaltsplatzhalter 3" svg:x="0.9184in" svg:y="2.73958in" svg:width="5.64062in" svg:height="4.02951in" presentation:class="object" presentation:placeholder="false">
        <draw:text-box>
          <text:list text:style-name="a301">
            <text:list-item>
              <text:p text:style-name="a300" text:class-names="" text:cond-style-name=""><text:span text:style-name="a299" text:class-names="">Formatvorlagen des Textmasters bearbeiten</text:span></text:p>
            </text:list-item>
          </text:list>
          <text:list text:style-name="a304">
            <text:list-item>
              <text:list text:style-name="a304">
                <text:list-item>
                  <text:p text:style-name="a303" text:class-names="" text:cond-style-name=""><text:span text:style-name="a302" text:class-names="">Zweite Ebene</text:span></text:p>
                </text:list-item>
              </text:list>
            </text:list-item>
          </text:list>
          <text:list text:style-name="a307">
            <text:list-item>
              <text:list text:style-name="a307">
                <text:list-item>
                  <text:list text:style-name="a307">
                    <text:list-item>
                      <text:p text:style-name="a306" text:class-names="" text:cond-style-name=""><text:span text:style-name="a305" text:class-names="">Dritte Eben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ünfte Ebene</text:span></text:p>
                            </text:list-item>
                          </text:list>
                        </text:list-item>
                      </text:list>
                    </text:list-item>
                  </text:list>
                </text:list-item>
              </text:list>
            </text:list-item>
          </text:list>
        </draw:text-box>
        <svg:title/>
        <svg:desc/>
      </draw:frame>
      <draw:frame draw:id="id35" presentation:style-name="a318" draw:name="Textplatzhalter 4" svg:x="6.75in" svg:y="1.83854in" svg:width="5.6684in" svg:height="0.90104in" presentation:class="outline" presentation:placeholder="false">
        <draw:text-box>
          <text:list text:style-name="a317">
            <text:list-item>
              <text:p text:style-name="a316" text:class-names="" text:cond-style-name=""><text:span text:style-name="a315" text:class-names="">Formatvorlagen des Textmasters bearbeiten</text:span></text:p>
            </text:list-item>
          </text:list>
        </draw:text-box>
        <svg:title/>
        <svg:desc/>
      </draw:frame>
      <draw:frame draw:id="id36" presentation:style-name="a334" draw:name="Inhaltsplatzhalter 5" svg:x="6.75in" svg:y="2.73958in" svg:width="5.6684in" svg:height="4.02951in" presentation:class="object" presentation:placeholder="false">
        <draw:text-box>
          <text:list text:style-name="a321">
            <text:list-item>
              <text:p text:style-name="a320" text:class-names="" text:cond-style-name=""><text:span text:style-name="a319" text:class-names="">Formatvorlagen des Textmasters bearbeiten</text:span></text:p>
            </text:list-item>
          </text:list>
          <text:list text:style-name="a324">
            <text:list-item>
              <text:list text:style-name="a324">
                <text:list-item>
                  <text:p text:style-name="a323" text:class-names="" text:cond-style-name=""><text:span text:style-name="a322" text:class-names="">Zweite Ebene</text:span></text:p>
                </text:list-item>
              </text:list>
            </text:list-item>
          </text:list>
          <text:list text:style-name="a327">
            <text:list-item>
              <text:list text:style-name="a327">
                <text:list-item>
                  <text:list text:style-name="a327">
                    <text:list-item>
                      <text:p text:style-name="a326" text:class-names="" text:cond-style-name=""><text:span text:style-name="a325" text:class-names="">Dritte Eben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Vierte Ebene</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ünfte Ebene</text:span></text:p>
                            </text:list-item>
                          </text:list>
                        </text:list-item>
                      </text:list>
                    </text:list-item>
                  </text:list>
                </text:list-item>
              </text:list>
            </text:list-item>
          </text:list>
        </draw:text-box>
        <svg:title/>
        <svg:desc/>
      </draw:frame>
      <draw:frame draw:id="id37" presentation:style-name="a338" draw:name="Datumsplatzhalter 6" svg:x="0.91667in" svg:y="6.95139in" svg:width="3in" svg:height="0.39931in" presentation:class="date-time" presentation:placeholder="false">
        <draw:text-box>
          <text:p text:style-name="a337" text:class-names="" text:cond-style-name=""><text:span text:style-name="a335" text:class-names=""><text:date text:fixed="false" style:data-style-name="a336">28.03.2020</text:date></text:span></text:p>
        </draw:text-box>
        <svg:title/>
        <svg:desc/>
      </draw:frame>
      <draw:frame draw:id="id38" presentation:style-name="a341" draw:name="Fußzeilenplatzhalt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Foliennummernplatzhalter 8" svg:x="9.41667in" svg:y="6.95139in" svg:width="3in" svg:height="0.39931in" presentation:class="page-number" presentation:placeholder="false">
        <draw:text-box>
          <text:p text:style-name="a343" text:class-names="" text:cond-style-name=""><text:span text:style-name="a342" text:class-names=""><text:page-number style:num-format="1" text:fixed="false">‹Nr.›</text:page-number></text:span></text:p>
        </draw:text-box>
        <svg:title/>
        <svg:desc/>
      </draw:frame>
      <presentation:notes style:page-layout-name="pageLayout2" draw:style-name="a374">
        <draw:frame draw:id="id5" presentation:style-name="a347" draw:name="Kopfzeilenplatzhalt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umsplatzhalter 2" svg:x="4.24826in" svg:y="0in" svg:width="3.25in" svg:height="0.50174in" presentation:class="date-time" presentation:placeholder="false">
          <draw:text-box>
            <text:p text:style-name="a350" text:class-names="" text:cond-style-name=""><text:span text:style-name="a348" text:class-names=""><text:date text:fixed="false" style:data-style-name="a349">28.03.2020</text:date></text:span></text:p>
          </draw:text-box>
          <svg:title/>
          <svg:desc/>
        </draw:frame>
        <draw:page-thumbnail svg:x="0.75in" svg:y="1.25in" svg:width="6in" svg:height="3.375in" presentation:class="page" draw:id="id7" presentation:style-name="a352" draw:name="Folienbildplatzhalter 3">
          <svg:title/>
          <svg:desc/>
        </draw:page-thumbnail>
        <draw:frame draw:id="id8" presentation:style-name="a367" draw:name="Notizenplatzhalter 4" svg:x="0.75in" svg:y="4.8125in" svg:width="6in" svg:height="3.9375in" presentation:class="notes" presentation:placeholder="false">
          <draw:text-box>
            <text:p text:style-name="a354" text:class-names="" text:cond-style-name=""><text:span text:style-name="a353" text:class-names="">Formatvorlagen des Textmasters bearbeiten</text:span></text:p>
            <text:list text:style-name="a357">
              <text:list-item>
                <text:list text:style-name="a357">
                  <text:list-item>
                    <text:p text:style-name="a356" text:class-names="" text:cond-style-name=""><text:span text:style-name="a355" text:class-names="">Zweite Ebene</text:span></text:p>
                  </text:list-item>
                </text:list>
              </text:list-item>
            </text:list>
            <text:list text:style-name="a360">
              <text:list-item>
                <text:list text:style-name="a360">
                  <text:list-item>
                    <text:list text:style-name="a360">
                      <text:list-item>
                        <text:p text:style-name="a359" text:class-names="" text:cond-style-name=""><text:span text:style-name="a358" text:class-names="">Dritte Eben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Vierte Ebene</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ünfte Ebene</text:span></text:p>
                              </text:list-item>
                            </text:list>
                          </text:list-item>
                        </text:list>
                      </text:list-item>
                    </text:list>
                  </text:list-item>
                </text:list>
              </text:list-item>
            </text:list>
          </draw:text-box>
          <svg:title/>
          <svg:desc/>
        </draw:frame>
        <draw:frame draw:id="id9" presentation:style-name="a370" draw:name="Fußzeilenplatzhalt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Foliennummernplatzhalter 6" svg:x="4.24826in" svg:y="9.49826in" svg:width="3.25in" svg:height="0.50174in" presentation:class="page-number" presentation:placeholder="false">
          <draw:text-box>
            <text:p text:style-name="a372" text:class-names="" text:cond-style-name=""><text:span text:style-name="a371" text:class-names=""><text:page-number style:num-format="1" text:fixed="false">‹Nr.›</text:page-number></text:span></text:p>
          </draw:text-box>
          <svg:title/>
          <svg:desc/>
        </draw:frame>
      </presentation:notes>
    </style:master-page>
    <style:master-page style:name="Master1-Layout6-titleOnly-Nur-Titel" style:page-layout-name="pageLayout1" draw:style-name="a375">
      <draw:frame draw:id="id40" presentation:style-name="a378" draw:name="Titel 1" svg:x="0.91667in" svg:y="0.39931in" svg:width="11.5in" svg:height="1.44965in" presentation:class="title" presentation:placeholder="false">
        <draw:text-box>
          <text:p text:style-name="a377" text:class-names="" text:cond-style-name=""><text:span text:style-name="a376" text:class-names="">Titelmasterformat durch Klicken bearbeiten</text:span></text:p>
        </draw:text-box>
        <svg:title/>
        <svg:desc/>
      </draw:frame>
      <draw:frame draw:id="id41" presentation:style-name="a382" draw:name="Datumsplatzhalter 2" svg:x="0.91667in" svg:y="6.95139in" svg:width="3in" svg:height="0.39931in" presentation:class="date-time" presentation:placeholder="false">
        <draw:text-box>
          <text:p text:style-name="a381" text:class-names="" text:cond-style-name=""><text:span text:style-name="a379" text:class-names=""><text:date text:fixed="false" style:data-style-name="a380">28.03.2020</text:date></text:span></text:p>
        </draw:text-box>
        <svg:title/>
        <svg:desc/>
      </draw:frame>
      <draw:frame draw:id="id42" presentation:style-name="a385" draw:name="Fußzeilenplatzhalt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Foliennummernplatzhalter 4" svg:x="9.41667in" svg:y="6.95139in" svg:width="3in" svg:height="0.39931in" presentation:class="page-number" presentation:placeholder="false">
        <draw:text-box>
          <text:p text:style-name="a387" text:class-names="" text:cond-style-name=""><text:span text:style-name="a386" text:class-names=""><text:page-number style:num-format="1" text:fixed="false">‹Nr.›</text:page-number></text:span></text:p>
        </draw:text-box>
        <svg:title/>
        <svg:desc/>
      </draw:frame>
      <presentation:notes style:page-layout-name="pageLayout2" draw:style-name="a418">
        <draw:frame draw:id="id5" presentation:style-name="a391" draw:name="Kopfzeilenplatzhalt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umsplatzhalter 2" svg:x="4.24826in" svg:y="0in" svg:width="3.25in" svg:height="0.50174in" presentation:class="date-time" presentation:placeholder="false">
          <draw:text-box>
            <text:p text:style-name="a394" text:class-names="" text:cond-style-name=""><text:span text:style-name="a392" text:class-names=""><text:date text:fixed="false" style:data-style-name="a393">28.03.2020</text:date></text:span></text:p>
          </draw:text-box>
          <svg:title/>
          <svg:desc/>
        </draw:frame>
        <draw:page-thumbnail svg:x="0.75in" svg:y="1.25in" svg:width="6in" svg:height="3.375in" presentation:class="page" draw:id="id7" presentation:style-name="a396" draw:name="Folienbildplatzhalter 3">
          <svg:title/>
          <svg:desc/>
        </draw:page-thumbnail>
        <draw:frame draw:id="id8" presentation:style-name="a411" draw:name="Notizenplatzhalter 4" svg:x="0.75in" svg:y="4.8125in" svg:width="6in" svg:height="3.9375in" presentation:class="notes" presentation:placeholder="false">
          <draw:text-box>
            <text:p text:style-name="a398" text:class-names="" text:cond-style-name=""><text:span text:style-name="a397" text:class-names="">Formatvorlagen des Textmasters bearbeiten</text:span></text:p>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ünfte Ebene</text:span></text:p>
                              </text:list-item>
                            </text:list>
                          </text:list-item>
                        </text:list>
                      </text:list-item>
                    </text:list>
                  </text:list-item>
                </text:list>
              </text:list-item>
            </text:list>
          </draw:text-box>
          <svg:title/>
          <svg:desc/>
        </draw:frame>
        <draw:frame draw:id="id9" presentation:style-name="a414" draw:name="Fußzeilenplatzhalt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Foliennummernplatzhalter 6" svg:x="4.24826in" svg:y="9.49826in" svg:width="3.25in" svg:height="0.50174in" presentation:class="page-number" presentation:placeholder="false">
          <draw:text-box>
            <text:p text:style-name="a416" text:class-names="" text:cond-style-name=""><text:span text:style-name="a415" text:class-names=""><text:page-number style:num-format="1" text:fixed="false">‹Nr.›</text:page-number></text:span></text:p>
          </draw:text-box>
          <svg:title/>
          <svg:desc/>
        </draw:frame>
      </presentation:notes>
    </style:master-page>
    <style:master-page style:name="Master1-Layout7-blank-Leer" style:page-layout-name="pageLayout1" draw:style-name="a419">
      <draw:frame draw:id="id44" presentation:style-name="a423" draw:name="Datumsplatzhalter 1" svg:x="0.91667in" svg:y="6.95139in" svg:width="3in" svg:height="0.39931in" presentation:class="date-time" presentation:placeholder="false">
        <draw:text-box>
          <text:p text:style-name="a422" text:class-names="" text:cond-style-name=""><text:span text:style-name="a420" text:class-names=""><text:date text:fixed="false" style:data-style-name="a421">28.03.2020</text:date></text:span></text:p>
        </draw:text-box>
        <svg:title/>
        <svg:desc/>
      </draw:frame>
      <draw:frame draw:id="id45" presentation:style-name="a426" draw:name="Fußzeilenplatzhalt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Foliennummernplatzhalter 3" svg:x="9.41667in" svg:y="6.95139in" svg:width="3in" svg:height="0.39931in" presentation:class="page-number" presentation:placeholder="false">
        <draw:text-box>
          <text:p text:style-name="a428" text:class-names="" text:cond-style-name=""><text:span text:style-name="a427" text:class-names=""><text:page-number style:num-format="1" text:fixed="false">‹Nr.›</text:page-number></text:span></text:p>
        </draw:text-box>
        <svg:title/>
        <svg:desc/>
      </draw:frame>
      <presentation:notes style:page-layout-name="pageLayout2" draw:style-name="a459">
        <draw:frame draw:id="id5" presentation:style-name="a432" draw:name="Kopfzeilenplatzhalt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umsplatzhalter 2" svg:x="4.24826in" svg:y="0in" svg:width="3.25in" svg:height="0.50174in" presentation:class="date-time" presentation:placeholder="false">
          <draw:text-box>
            <text:p text:style-name="a435" text:class-names="" text:cond-style-name=""><text:span text:style-name="a433" text:class-names=""><text:date text:fixed="false" style:data-style-name="a434">28.03.2020</text:date></text:span></text:p>
          </draw:text-box>
          <svg:title/>
          <svg:desc/>
        </draw:frame>
        <draw:page-thumbnail svg:x="0.75in" svg:y="1.25in" svg:width="6in" svg:height="3.375in" presentation:class="page" draw:id="id7" presentation:style-name="a437" draw:name="Folienbildplatzhalter 3">
          <svg:title/>
          <svg:desc/>
        </draw:page-thumbnail>
        <draw:frame draw:id="id8" presentation:style-name="a452" draw:name="Notizenplatzhalter 4" svg:x="0.75in" svg:y="4.8125in" svg:width="6in" svg:height="3.9375in" presentation:class="notes" presentation:placeholder="false">
          <draw:text-box>
            <text:p text:style-name="a439" text:class-names="" text:cond-style-name=""><text:span text:style-name="a438" text:class-names="">Formatvorlagen des Textmasters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9" presentation:style-name="a455" draw:name="Fußzeilenplatzhalt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Foliennummernplatzhalter 6" svg:x="4.24826in" svg:y="9.49826in" svg:width="3.25in" svg:height="0.50174in" presentation:class="page-number" presentation:placeholder="false">
          <draw:text-box>
            <text:p text:style-name="a457" text:class-names="" text:cond-style-name=""><text:span text:style-name="a456" text:class-names=""><text:page-number style:num-format="1" text:fixed="false">‹Nr.›</text:page-number></text:span></text:p>
          </draw:text-box>
          <svg:title/>
          <svg:desc/>
        </draw:frame>
      </presentation:notes>
    </style:master-page>
    <style:master-page style:name="Master1-Layout8-objTx-Inhalt-mit-Überschrift" style:page-layout-name="pageLayout1" draw:style-name="a460">
      <draw:frame draw:id="id47" presentation:style-name="a463" draw:name="Titel 1" svg:x="0.9184in" svg:y="0.5in" svg:width="4.30035in" svg:height="1.75in" presentation:class="title" presentation:placeholder="false">
        <draw:text-box>
          <text:p text:style-name="a462" text:class-names="" text:cond-style-name=""><text:span text:style-name="a461" text:class-names="">Titelmasterformat durch Klicken bearbeiten</text:span></text:p>
        </draw:text-box>
        <svg:title/>
        <svg:desc/>
      </draw:frame>
      <draw:frame draw:id="id48" presentation:style-name="a479" draw:name="Inhaltsplatzhalter 2" svg:x="5.6684in" svg:y="1.07986in" svg:width="6.75in" svg:height="5.32986in" presentation:class="object" presentation:placeholder="false">
        <draw:text-box>
          <text:list text:style-name="a466">
            <text:list-item>
              <text:p text:style-name="a465" text:class-names="" text:cond-style-name=""><text:span text:style-name="a464" text:class-names="">Formatvorlagen des Textmasters bearbeiten</text:span></text:p>
            </text:list-item>
          </text:list>
          <text:list text:style-name="a469">
            <text:list-item>
              <text:list text:style-name="a469">
                <text:list-item>
                  <text:p text:style-name="a468" text:class-names="" text:cond-style-name=""><text:span text:style-name="a467" text:class-names="">Zweite Ebene</text:span></text:p>
                </text:list-item>
              </text:list>
            </text:list-item>
          </text:list>
          <text:list text:style-name="a472">
            <text:list-item>
              <text:list text:style-name="a472">
                <text:list-item>
                  <text:list text:style-name="a472">
                    <text:list-item>
                      <text:p text:style-name="a471" text:class-names="" text:cond-style-name=""><text:span text:style-name="a470" text:class-names="">Dritte Eben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Vierte Ebene</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ünfte Ebene</text:span></text:p>
                            </text:list-item>
                          </text:list>
                        </text:list-item>
                      </text:list>
                    </text:list-item>
                  </text:list>
                </text:list-item>
              </text:list>
            </text:list-item>
          </text:list>
        </draw:text-box>
        <svg:title/>
        <svg:desc/>
      </draw:frame>
      <draw:frame draw:id="id49" presentation:style-name="a483" draw:name="Textplatzhalter 3" svg:x="0.9184in" svg:y="2.25in" svg:width="4.30035in" svg:height="4.1684in" presentation:class="outline" presentation:placeholder="false">
        <draw:text-box>
          <text:list text:style-name="a482">
            <text:list-item>
              <text:p text:style-name="a481" text:class-names="" text:cond-style-name=""><text:span text:style-name="a480" text:class-names="">Formatvorlagen des Textmasters bearbeiten</text:span></text:p>
            </text:list-item>
          </text:list>
        </draw:text-box>
        <svg:title/>
        <svg:desc/>
      </draw:frame>
      <draw:frame draw:id="id50" presentation:style-name="a487" draw:name="Datumsplatzhalter 4" svg:x="0.91667in" svg:y="6.95139in" svg:width="3in" svg:height="0.39931in" presentation:class="date-time" presentation:placeholder="false">
        <draw:text-box>
          <text:p text:style-name="a486" text:class-names="" text:cond-style-name=""><text:span text:style-name="a484" text:class-names=""><text:date text:fixed="false" style:data-style-name="a485">28.03.2020</text:date></text:span></text:p>
        </draw:text-box>
        <svg:title/>
        <svg:desc/>
      </draw:frame>
      <draw:frame draw:id="id51" presentation:style-name="a490" draw:name="Fußzeilenplatzhalt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Foliennummernplatzhalter 6" svg:x="9.41667in" svg:y="6.95139in" svg:width="3in" svg:height="0.39931in" presentation:class="page-number" presentation:placeholder="false">
        <draw:text-box>
          <text:p text:style-name="a492" text:class-names="" text:cond-style-name=""><text:span text:style-name="a491" text:class-names=""><text:page-number style:num-format="1" text:fixed="false">‹Nr.›</text:page-number></text:span></text:p>
        </draw:text-box>
        <svg:title/>
        <svg:desc/>
      </draw:frame>
      <presentation:notes style:page-layout-name="pageLayout2" draw:style-name="a523">
        <draw:frame draw:id="id5" presentation:style-name="a496" draw:name="Kopfzeilenplatzhalt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umsplatzhalter 2" svg:x="4.24826in" svg:y="0in" svg:width="3.25in" svg:height="0.50174in" presentation:class="date-time" presentation:placeholder="false">
          <draw:text-box>
            <text:p text:style-name="a499" text:class-names="" text:cond-style-name=""><text:span text:style-name="a497" text:class-names=""><text:date text:fixed="false" style:data-style-name="a498">28.03.2020</text:date></text:span></text:p>
          </draw:text-box>
          <svg:title/>
          <svg:desc/>
        </draw:frame>
        <draw:page-thumbnail svg:x="0.75in" svg:y="1.25in" svg:width="6in" svg:height="3.375in" presentation:class="page" draw:id="id7" presentation:style-name="a501" draw:name="Folienbildplatzhalter 3">
          <svg:title/>
          <svg:desc/>
        </draw:page-thumbnail>
        <draw:frame draw:id="id8" presentation:style-name="a516" draw:name="Notizenplatzhalter 4" svg:x="0.75in" svg:y="4.8125in" svg:width="6in" svg:height="3.9375in" presentation:class="notes" presentation:placeholder="false">
          <draw:text-box>
            <text:p text:style-name="a503" text:class-names="" text:cond-style-name=""><text:span text:style-name="a502" text:class-names="">Formatvorlagen des Textmasters bearbeiten</text:span></text:p>
            <text:list text:style-name="a506">
              <text:list-item>
                <text:list text:style-name="a506">
                  <text:list-item>
                    <text:p text:style-name="a505" text:class-names="" text:cond-style-name=""><text:span text:style-name="a504" text:class-names="">Zweite Ebene</text:span></text:p>
                  </text:list-item>
                </text:list>
              </text:list-item>
            </text:list>
            <text:list text:style-name="a509">
              <text:list-item>
                <text:list text:style-name="a509">
                  <text:list-item>
                    <text:list text:style-name="a509">
                      <text:list-item>
                        <text:p text:style-name="a508" text:class-names="" text:cond-style-name=""><text:span text:style-name="a507" text:class-names="">Dritte Eben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Vierte Ebene</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ünfte Ebene</text:span></text:p>
                              </text:list-item>
                            </text:list>
                          </text:list-item>
                        </text:list>
                      </text:list-item>
                    </text:list>
                  </text:list-item>
                </text:list>
              </text:list-item>
            </text:list>
          </draw:text-box>
          <svg:title/>
          <svg:desc/>
        </draw:frame>
        <draw:frame draw:id="id9" presentation:style-name="a519" draw:name="Fußzeilenplatzhalt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Foliennummernplatzhalter 6" svg:x="4.24826in" svg:y="9.49826in" svg:width="3.25in" svg:height="0.50174in" presentation:class="page-number" presentation:placeholder="false">
          <draw:text-box>
            <text:p text:style-name="a521" text:class-names="" text:cond-style-name=""><text:span text:style-name="a520" text:class-names=""><text:page-number style:num-format="1" text:fixed="false">‹Nr.›</text:page-number></text:span></text:p>
          </draw:text-box>
          <svg:title/>
          <svg:desc/>
        </draw:frame>
      </presentation:notes>
    </style:master-page>
    <style:master-page style:name="Master1-Layout9-picTx-Bild-mit-Überschrift" style:page-layout-name="pageLayout1" draw:style-name="a524">
      <draw:frame draw:id="id53" presentation:style-name="a527" draw:name="Titel 1" svg:x="0.9184in" svg:y="0.5in" svg:width="4.30035in" svg:height="1.75in" presentation:class="title" presentation:placeholder="false">
        <draw:text-box>
          <text:p text:style-name="a526" text:class-names="" text:cond-style-name=""><text:span text:style-name="a525" text:class-names="">Titelmasterformat durch Klicken bearbeiten</text:span></text:p>
        </draw:text-box>
        <svg:title/>
        <svg:desc/>
      </draw:frame>
      <draw:frame draw:id="id54" presentation:style-name="a530" draw:name="Bildplatzhalter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Textplatzhalter 3" svg:x="0.9184in" svg:y="2.25in" svg:width="4.30035in" svg:height="4.1684in" presentation:class="outline" presentation:placeholder="false">
        <draw:text-box>
          <text:list text:style-name="a533">
            <text:list-item>
              <text:p text:style-name="a532" text:class-names="" text:cond-style-name=""><text:span text:style-name="a531" text:class-names="">Formatvorlagen des Textmasters bearbeiten</text:span></text:p>
            </text:list-item>
          </text:list>
        </draw:text-box>
        <svg:title/>
        <svg:desc/>
      </draw:frame>
      <draw:frame draw:id="id56" presentation:style-name="a538" draw:name="Datumsplatzhalter 4" svg:x="0.91667in" svg:y="6.95139in" svg:width="3in" svg:height="0.39931in" presentation:class="date-time" presentation:placeholder="false">
        <draw:text-box>
          <text:p text:style-name="a537" text:class-names="" text:cond-style-name=""><text:span text:style-name="a535" text:class-names=""><text:date text:fixed="false" style:data-style-name="a536">28.03.2020</text:date></text:span></text:p>
        </draw:text-box>
        <svg:title/>
        <svg:desc/>
      </draw:frame>
      <draw:frame draw:id="id57" presentation:style-name="a541" draw:name="Fußzeilenplatzhalt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Foliennummernplatzhalter 6" svg:x="9.41667in" svg:y="6.95139in" svg:width="3in" svg:height="0.39931in" presentation:class="page-number" presentation:placeholder="false">
        <draw:text-box>
          <text:p text:style-name="a543" text:class-names="" text:cond-style-name=""><text:span text:style-name="a542" text:class-names=""><text:page-number style:num-format="1" text:fixed="false">‹Nr.›</text:page-number></text:span></text:p>
        </draw:text-box>
        <svg:title/>
        <svg:desc/>
      </draw:frame>
      <presentation:notes style:page-layout-name="pageLayout2" draw:style-name="a574">
        <draw:frame draw:id="id5" presentation:style-name="a547" draw:name="Kopfzeilenplatzhalt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umsplatzhalter 2" svg:x="4.24826in" svg:y="0in" svg:width="3.25in" svg:height="0.50174in" presentation:class="date-time" presentation:placeholder="false">
          <draw:text-box>
            <text:p text:style-name="a550" text:class-names="" text:cond-style-name=""><text:span text:style-name="a548" text:class-names=""><text:date text:fixed="false" style:data-style-name="a549">28.03.2020</text:date></text:span></text:p>
          </draw:text-box>
          <svg:title/>
          <svg:desc/>
        </draw:frame>
        <draw:page-thumbnail svg:x="0.75in" svg:y="1.25in" svg:width="6in" svg:height="3.375in" presentation:class="page" draw:id="id7" presentation:style-name="a552" draw:name="Folienbildplatzhalter 3">
          <svg:title/>
          <svg:desc/>
        </draw:page-thumbnail>
        <draw:frame draw:id="id8" presentation:style-name="a567" draw:name="Notizenplatzhalter 4" svg:x="0.75in" svg:y="4.8125in" svg:width="6in" svg:height="3.9375in" presentation:class="notes" presentation:placeholder="false">
          <draw:text-box>
            <text:p text:style-name="a554" text:class-names="" text:cond-style-name=""><text:span text:style-name="a553" text:class-names="">Formatvorlagen des Textmasters bearbeiten</text:span></text:p>
            <text:list text:style-name="a557">
              <text:list-item>
                <text:list text:style-name="a557">
                  <text:list-item>
                    <text:p text:style-name="a556" text:class-names="" text:cond-style-name=""><text:span text:style-name="a555" text:class-names="">Zweite Ebene</text:span></text:p>
                  </text:list-item>
                </text:list>
              </text:list-item>
            </text:list>
            <text:list text:style-name="a560">
              <text:list-item>
                <text:list text:style-name="a560">
                  <text:list-item>
                    <text:list text:style-name="a560">
                      <text:list-item>
                        <text:p text:style-name="a559" text:class-names="" text:cond-style-name=""><text:span text:style-name="a558" text:class-names="">Dritte Eben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Vierte Ebene</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ünfte Ebene</text:span></text:p>
                              </text:list-item>
                            </text:list>
                          </text:list-item>
                        </text:list>
                      </text:list-item>
                    </text:list>
                  </text:list-item>
                </text:list>
              </text:list-item>
            </text:list>
          </draw:text-box>
          <svg:title/>
          <svg:desc/>
        </draw:frame>
        <draw:frame draw:id="id9" presentation:style-name="a570" draw:name="Fußzeilenplatzhalt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Foliennummernplatzhalter 6" svg:x="4.24826in" svg:y="9.49826in" svg:width="3.25in" svg:height="0.50174in" presentation:class="page-number" presentation:placeholder="false">
          <draw:text-box>
            <text:p text:style-name="a572" text:class-names="" text:cond-style-name=""><text:span text:style-name="a571" text:class-names=""><text:page-number style:num-format="1" text:fixed="false">‹Nr.›</text:page-number></text:span></text:p>
          </draw:text-box>
          <svg:title/>
          <svg:desc/>
        </draw:frame>
      </presentation:notes>
    </style:master-page>
    <style:master-page style:name="Master1-Layout10-vertTx-Titel-und-vertikaler-Text" style:page-layout-name="pageLayout1" draw:style-name="a575">
      <draw:frame draw:id="id59" presentation:style-name="a578" draw:name="Titel 1" svg:x="0.91667in" svg:y="0.39931in" svg:width="11.5in" svg:height="1.44965in" presentation:class="title" presentation:placeholder="false">
        <draw:text-box>
          <text:p text:style-name="a577" text:class-names="" text:cond-style-name=""><text:span text:style-name="a576" text:class-names="">Titelmasterformat durch Klicken bearbeiten</text:span></text:p>
        </draw:text-box>
        <svg:title/>
        <svg:desc/>
      </draw:frame>
      <draw:frame draw:id="id60" presentation:style-name="a594" draw:name="Vertikaler Textplatzhalter 2" svg:x="0.91667in" svg:y="1.99653in" svg:width="11.5in" svg:height="4.75868in" presentation:class="outline" presentation:placeholder="false">
        <draw:text-box>
          <text:list text:style-name="a581">
            <text:list-item>
              <text:p text:style-name="a580" text:class-names="" text:cond-style-name=""><text:span text:style-name="a579" text:class-names="">Formatvorlagen des Textmasters bearbeiten</text:span></text:p>
            </text:list-item>
          </text:list>
          <text:list text:style-name="a584">
            <text:list-item>
              <text:list text:style-name="a584">
                <text:list-item>
                  <text:p text:style-name="a583" text:class-names="" text:cond-style-name=""><text:span text:style-name="a582" text:class-names="">Zweite Ebene</text:span></text:p>
                </text:list-item>
              </text:list>
            </text:list-item>
          </text:list>
          <text:list text:style-name="a587">
            <text:list-item>
              <text:list text:style-name="a587">
                <text:list-item>
                  <text:list text:style-name="a587">
                    <text:list-item>
                      <text:p text:style-name="a586" text:class-names="" text:cond-style-name=""><text:span text:style-name="a585" text:class-names="">Dritte Eben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Vierte Ebene</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ünfte Ebene</text:span></text:p>
                            </text:list-item>
                          </text:list>
                        </text:list-item>
                      </text:list>
                    </text:list-item>
                  </text:list>
                </text:list-item>
              </text:list>
            </text:list-item>
          </text:list>
        </draw:text-box>
        <svg:title/>
        <svg:desc/>
      </draw:frame>
      <draw:frame draw:id="id61" presentation:style-name="a598" draw:name="Datumsplatzhalter 3" svg:x="0.91667in" svg:y="6.95139in" svg:width="3in" svg:height="0.39931in" presentation:class="date-time" presentation:placeholder="false">
        <draw:text-box>
          <text:p text:style-name="a597" text:class-names="" text:cond-style-name=""><text:span text:style-name="a595" text:class-names=""><text:date text:fixed="false" style:data-style-name="a596">28.03.2020</text:date></text:span></text:p>
        </draw:text-box>
        <svg:title/>
        <svg:desc/>
      </draw:frame>
      <draw:frame draw:id="id62" presentation:style-name="a601" draw:name="Fußzeilenplatzhalt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Foliennummernplatzhalter 5" svg:x="9.41667in" svg:y="6.95139in" svg:width="3in" svg:height="0.39931in" presentation:class="page-number" presentation:placeholder="false">
        <draw:text-box>
          <text:p text:style-name="a603" text:class-names="" text:cond-style-name=""><text:span text:style-name="a602" text:class-names=""><text:page-number style:num-format="1" text:fixed="false">‹Nr.›</text:page-number></text:span></text:p>
        </draw:text-box>
        <svg:title/>
        <svg:desc/>
      </draw:frame>
      <presentation:notes style:page-layout-name="pageLayout2" draw:style-name="a634">
        <draw:frame draw:id="id5" presentation:style-name="a607" draw:name="Kopfzeilenplatzhalt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umsplatzhalter 2" svg:x="4.24826in" svg:y="0in" svg:width="3.25in" svg:height="0.50174in" presentation:class="date-time" presentation:placeholder="false">
          <draw:text-box>
            <text:p text:style-name="a610" text:class-names="" text:cond-style-name=""><text:span text:style-name="a608" text:class-names=""><text:date text:fixed="false" style:data-style-name="a609">28.03.2020</text:date></text:span></text:p>
          </draw:text-box>
          <svg:title/>
          <svg:desc/>
        </draw:frame>
        <draw:page-thumbnail svg:x="0.75in" svg:y="1.25in" svg:width="6in" svg:height="3.375in" presentation:class="page" draw:id="id7" presentation:style-name="a612" draw:name="Folienbildplatzhalter 3">
          <svg:title/>
          <svg:desc/>
        </draw:page-thumbnail>
        <draw:frame draw:id="id8" presentation:style-name="a627" draw:name="Notizenplatzhalter 4" svg:x="0.75in" svg:y="4.8125in" svg:width="6in" svg:height="3.9375in" presentation:class="notes" presentation:placeholder="false">
          <draw:text-box>
            <text:p text:style-name="a614" text:class-names="" text:cond-style-name=""><text:span text:style-name="a613" text:class-names="">Formatvorlagen des Textmasters bearbeiten</text:span></text:p>
            <text:list text:style-name="a617">
              <text:list-item>
                <text:list text:style-name="a617">
                  <text:list-item>
                    <text:p text:style-name="a616" text:class-names="" text:cond-style-name=""><text:span text:style-name="a615" text:class-names="">Zweite Ebene</text:span></text:p>
                  </text:list-item>
                </text:list>
              </text:list-item>
            </text:list>
            <text:list text:style-name="a620">
              <text:list-item>
                <text:list text:style-name="a620">
                  <text:list-item>
                    <text:list text:style-name="a620">
                      <text:list-item>
                        <text:p text:style-name="a619" text:class-names="" text:cond-style-name=""><text:span text:style-name="a618" text:class-names="">Dritte Eben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Vierte Ebene</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ünfte Ebene</text:span></text:p>
                              </text:list-item>
                            </text:list>
                          </text:list-item>
                        </text:list>
                      </text:list-item>
                    </text:list>
                  </text:list-item>
                </text:list>
              </text:list-item>
            </text:list>
          </draw:text-box>
          <svg:title/>
          <svg:desc/>
        </draw:frame>
        <draw:frame draw:id="id9" presentation:style-name="a630" draw:name="Fußzeilenplatzhalt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Foliennummernplatzhalter 6" svg:x="4.24826in" svg:y="9.49826in" svg:width="3.25in" svg:height="0.50174in" presentation:class="page-number" presentation:placeholder="false">
          <draw:text-box>
            <text:p text:style-name="a632" text:class-names="" text:cond-style-name=""><text:span text:style-name="a631" text:class-names=""><text:page-number style:num-format="1" text:fixed="false">‹Nr.›</text:page-number></text:span></text:p>
          </draw:text-box>
          <svg:title/>
          <svg:desc/>
        </draw:frame>
      </presentation:notes>
    </style:master-page>
    <style:master-page style:name="Master1-Layout11-vertTitleAndTx-Vertikaler-Titel-und-Text" style:page-layout-name="pageLayout1" draw:style-name="a635">
      <draw:frame draw:id="id64" presentation:style-name="a638" draw:name="Vertikaler Titel 1" svg:x="9.54167in" svg:y="0.39931in" svg:width="2.875in" svg:height="6.3559in" presentation:class="title" presentation:placeholder="false">
        <draw:text-box>
          <text:p text:style-name="a637" text:class-names="" text:cond-style-name=""><text:span text:style-name="a636" text:class-names="">Titelmasterformat durch Klicken bearbeiten</text:span></text:p>
        </draw:text-box>
        <svg:title/>
        <svg:desc/>
      </draw:frame>
      <draw:frame draw:id="id65" presentation:style-name="a654" draw:name="Vertikaler Textplatzhalter 2" svg:x="0.91667in" svg:y="0.39931in" svg:width="8.45833in" svg:height="6.3559in" presentation:class="outline" presentation:placeholder="false">
        <draw:text-box>
          <text:list text:style-name="a641">
            <text:list-item>
              <text:p text:style-name="a640" text:class-names="" text:cond-style-name=""><text:span text:style-name="a639" text:class-names="">Formatvorlagen des Textmasters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66" presentation:style-name="a658" draw:name="Datumsplatzhalter 3" svg:x="0.91667in" svg:y="6.95139in" svg:width="3in" svg:height="0.39931in" presentation:class="date-time" presentation:placeholder="false">
        <draw:text-box>
          <text:p text:style-name="a657" text:class-names="" text:cond-style-name=""><text:span text:style-name="a655" text:class-names=""><text:date text:fixed="false" style:data-style-name="a656">28.03.2020</text:date></text:span></text:p>
        </draw:text-box>
        <svg:title/>
        <svg:desc/>
      </draw:frame>
      <draw:frame draw:id="id67" presentation:style-name="a661" draw:name="Fußzeilenplatzhalt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Foliennummernplatzhalter 5" svg:x="9.41667in" svg:y="6.95139in" svg:width="3in" svg:height="0.39931in" presentation:class="page-number" presentation:placeholder="false">
        <draw:text-box>
          <text:p text:style-name="a663" text:class-names="" text:cond-style-name=""><text:span text:style-name="a662" text:class-names=""><text:page-number style:num-format="1" text:fixed="false">‹Nr.›</text:page-number></text:span></text:p>
        </draw:text-box>
        <svg:title/>
        <svg:desc/>
      </draw:frame>
      <presentation:notes style:page-layout-name="pageLayout2" draw:style-name="a694">
        <draw:frame draw:id="id5" presentation:style-name="a667" draw:name="Kopfzeilenplatzhalt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umsplatzhalter 2" svg:x="4.24826in" svg:y="0in" svg:width="3.25in" svg:height="0.50174in" presentation:class="date-time" presentation:placeholder="false">
          <draw:text-box>
            <text:p text:style-name="a670" text:class-names="" text:cond-style-name=""><text:span text:style-name="a668" text:class-names=""><text:date text:fixed="false" style:data-style-name="a669">28.03.2020</text:date></text:span></text:p>
          </draw:text-box>
          <svg:title/>
          <svg:desc/>
        </draw:frame>
        <draw:page-thumbnail svg:x="0.75in" svg:y="1.25in" svg:width="6in" svg:height="3.375in" presentation:class="page" draw:id="id7" presentation:style-name="a672" draw:name="Folienbildplatzhalter 3">
          <svg:title/>
          <svg:desc/>
        </draw:page-thumbnail>
        <draw:frame draw:id="id8" presentation:style-name="a687" draw:name="Notizenplatzhalter 4" svg:x="0.75in" svg:y="4.8125in" svg:width="6in" svg:height="3.9375in" presentation:class="notes" presentation:placeholder="false">
          <draw:text-box>
            <text:p text:style-name="a674" text:class-names="" text:cond-style-name=""><text:span text:style-name="a673" text:class-names="">Formatvorlagen des Textmasters bearbeiten</text:span></text:p>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9" presentation:style-name="a690" draw:name="Fußzeilenplatzhalt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Foliennummernplatzhalter 6" svg:x="4.24826in" svg:y="9.49826in" svg:width="3.25in" svg:height="0.50174in" presentation:class="page-number" presentation:placeholder="false">
          <draw:text-box>
            <text:p text:style-name="a692" text:class-names="" text:cond-style-name=""><text:span text:style-name="a691" text:class-names=""><text:page-number style:num-format="1" text:fixed="false">‹Nr.›</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FK-Spielesammlung</dc:title>
    <meta:initial-creator>Eidelloth, Stefan</meta:initial-creator>
    <dc:creator>Eidelloth, Stefan</dc:creator>
    <meta:creation-date>2020-03-27T05:41:07Z</meta:creation-date>
    <dc:date>2020-03-28T15:15:15Z</dc:date>
    <meta:editing-cycles>49</meta:editing-cycles>
    <meta:editing-duration>PT0S</meta:editing-duration>
    <meta:document-statistic meta:paragraph-count="28" meta:word-count="28"/>
  </office:meta>
</office:document-meta>
</file>